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doni Bd BT" svg:font-family="'Bodoni Bd BT'" style:font-family-generic="roman" style:font-pitch="variable"/>
    <style:font-face style:name="Comic Sans MS" svg:font-family="'Comic Sans MS'" style:font-family-generic="script" style:font-pitch="variable"/>
    <style:font-face style:name="Embassy BT" svg:font-family="'Embassy BT'" style:font-family-generic="script" style:font-pitch="variable"/>
    <style:font-face style:name="Freehand521 BT" svg:font-family="'Freehand521 BT'" style:font-family-generic="script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20.68cm" fo:margin-left="-1.498cm" table:align="left" style:writing-mode="lr-tb"/>
    </style:style>
    <style:style style:name="Tabela1.A" style:family="table-column">
      <style:table-column-properties style:column-width="11.596cm"/>
    </style:style>
    <style:style style:name="Tabela1.B" style:family="table-column">
      <style:table-column-properties style:column-width="9.084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6" style:family="table-row">
      <style:table-row-properties style:min-row-height="0.774cm"/>
    </style:style>
    <style:style style:name="Tabela1.A6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6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8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margin-left="1.251cm" fo:text-align="start" style:justify-single-word="false" fo:text-indent="0cm" style:auto-text-indent="false"/>
      <style:text-properties fo:font-size="11pt" officeooo:rsid="00058b27" officeooo:paragraph-rsid="00058b27" style:font-size-asian="11pt" style:font-size-complex="11pt"/>
    </style:style>
    <style:style style:name="P2" style:family="paragraph" style:parent-style-name="Table_20_Contents">
      <style:paragraph-properties fo:margin-left="1.251cm" fo:text-align="end" style:justify-single-word="false" fo:text-indent="0cm" style:auto-text-indent="false"/>
      <style:text-properties officeooo:rsid="0006c11f" officeooo:paragraph-rsid="00072279"/>
    </style:style>
    <style:style style:name="P3" style:family="paragraph" style:parent-style-name="Table_20_Contents">
      <style:paragraph-properties fo:margin-left="1.251cm" fo:text-indent="0cm" style:auto-text-indent="false"/>
      <style:text-properties fo:font-size="10pt" officeooo:rsid="0006c11f" officeooo:paragraph-rsid="0034dc41" style:font-size-asian="10pt" style:font-size-complex="10pt"/>
    </style:style>
    <style:style style:name="P4" style:family="paragraph" style:parent-style-name="Table_20_Contents">
      <style:paragraph-properties fo:margin-left="1.251cm" fo:text-align="end" style:justify-single-word="false" fo:text-indent="0cm" style:auto-text-indent="false"/>
      <style:text-properties officeooo:rsid="00072279" officeooo:paragraph-rsid="00072279" fo:background-color="#ffb66c"/>
    </style:style>
    <style:style style:name="P5" style:family="paragraph" style:parent-style-name="Table_20_Contents">
      <style:paragraph-properties fo:margin-left="1.251cm" fo:text-indent="0cm" style:auto-text-indent="false"/>
      <style:text-properties fo:font-size="10pt" officeooo:rsid="0007b4a4" style:font-size-asian="10pt" style:font-size-complex="10pt"/>
    </style:style>
    <style:style style:name="P6" style:family="paragraph" style:parent-style-name="Table_20_Contents">
      <style:paragraph-properties fo:margin-left="1.251cm" fo:text-indent="0cm" style:auto-text-indent="false"/>
      <style:text-properties fo:font-size="11pt" fo:font-style="italic" officeooo:rsid="00072279" officeooo:paragraph-rsid="00072279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margin-left="1.251cm" fo:text-indent="0cm" style:auto-text-indent="false"/>
      <style:text-properties officeooo:rsid="0009afe2" officeooo:paragraph-rsid="004bfd8b"/>
    </style:style>
    <style:style style:name="P8" style:family="paragraph" style:parent-style-name="Table_20_Contents">
      <style:paragraph-properties fo:margin-left="1.251cm" fo:text-indent="0cm" style:auto-text-indent="false"/>
      <style:text-properties officeooo:rsid="004bfd8b" officeooo:paragraph-rsid="004bfd8b"/>
    </style:style>
    <style:style style:name="P9" style:family="paragraph" style:parent-style-name="Table_20_Contents">
      <style:paragraph-properties fo:margin-left="1.251cm" fo:text-indent="0cm" style:auto-text-indent="false"/>
      <style:text-properties fo:font-style="italic" style:text-underline-style="solid" style:text-underline-width="auto" style:text-underline-color="font-color" officeooo:rsid="0009afe2" officeooo:paragraph-rsid="004bfd8b" style:font-style-asian="italic" style:font-style-complex="italic"/>
    </style:style>
    <style:style style:name="P10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officeooo:rsid="00072279" officeooo:paragraph-rsid="00072279"/>
    </style:style>
    <style:style style:name="P11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style:text-line-through-style="solid" style:text-line-through-type="single" style:text-position="super 58%" fo:language="en" fo:country="US" officeooo:rsid="0019b517" officeooo:paragraph-rsid="00072279"/>
    </style:style>
    <style:style style:name="P12" style:family="paragraph" style:parent-style-name="Standard">
      <style:paragraph-properties fo:margin-left="-0.009cm" fo:margin-right="0.52cm" fo:line-height="105%" fo:text-align="center" style:justify-single-word="false" fo:text-indent="-0.018cm" style:auto-text-indent="false" style:writing-mode="lr-tb"/>
      <style:text-properties officeooo:paragraph-rsid="0040c6c3"/>
    </style:style>
    <style:style style:name="P13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officeooo:rsid="0009afe2" officeooo:paragraph-rsid="002bbeeb"/>
    </style:style>
    <style:style style:name="P14" style:family="paragraph" style:parent-style-name="Standard">
      <style:paragraph-properties fo:margin-left="1.251cm" fo:margin-right="0.52cm" fo:line-height="105%" fo:text-align="center" style:justify-single-word="false" fo:text-indent="-0.018cm" style:auto-text-indent="false" style:writing-mode="lr-tb"/>
      <style:text-properties fo:color="#000000" loext:opacity="100%" officeooo:paragraph-rsid="0009afe2"/>
    </style:style>
    <style:style style:name="P15" style:family="paragraph" style:parent-style-name="Standard">
      <style:paragraph-properties fo:margin-left="1.251cm" fo:margin-right="0.609cm" fo:text-align="end" style:justify-single-word="false" fo:text-indent="-0.018cm" style:auto-text-indent="false"/>
      <style:text-properties officeooo:rsid="0013444f" officeooo:paragraph-rsid="0013444f"/>
    </style:style>
    <style:style style:name="P16" style:family="paragraph" style:parent-style-name="Standard">
      <style:paragraph-properties fo:margin-left="1.251cm" fo:margin-right="0.52cm" fo:line-height="105%" fo:text-align="center" style:justify-single-word="false" fo:text-indent="-0.018cm" style:auto-text-indent="false" style:writing-mode="lr-tb"/>
      <style:text-properties fo:color="#000000" loext:opacity="100%" fo:language="en" fo:country="US" officeooo:rsid="0013444f" officeooo:paragraph-rsid="0013444f"/>
    </style:style>
    <style:style style:name="P17" style:family="paragraph" style:parent-style-name="Text_20_body">
      <style:paragraph-properties fo:line-height="105%" style:writing-mode="lr-tb"/>
      <style:text-properties fo:color="#000000" loext:opacity="100%" officeooo:paragraph-rsid="00544594"/>
    </style:style>
    <style:style style:name="P18" style:family="paragraph" style:parent-style-name="Text_20_body">
      <style:text-properties officeooo:paragraph-rsid="00544594"/>
    </style:style>
    <style:style style:name="P19" style:family="paragraph" style:parent-style-name="Text_20_body">
      <style:text-properties fo:font-size="11pt" fo:font-style="italic" officeooo:paragraph-rsid="00544594" style:font-size-asian="11pt" style:font-style-asian="italic" style:font-size-complex="11pt" style:font-style-complex="italic"/>
    </style:style>
    <style:style style:name="P20" style:family="paragraph" style:parent-style-name="Text_20_body" style:list-style-name="L1">
      <style:text-properties fo:font-size="11pt" officeooo:paragraph-rsid="00544594" style:font-size-asian="11pt" style:font-size-complex="11pt"/>
    </style:style>
    <style:style style:name="P21" style:family="paragraph" style:parent-style-name="Text_20_body" style:list-style-name="L1">
      <style:text-properties officeooo:paragraph-rsid="00544594"/>
    </style:style>
    <style:style style:name="P22" style:family="paragraph" style:parent-style-name="Text_20_body" style:list-style-name="L1">
      <style:text-properties fo:font-size="11pt" officeooo:rsid="00587332" officeooo:paragraph-rsid="00587332" style:font-size-asian="11pt" style:font-size-complex="11pt"/>
    </style:style>
    <style:style style:name="P23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4de7e9"/>
    </style:style>
    <style:style style:name="P24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0f9375"/>
    </style:style>
    <style:style style:name="P25" style:family="paragraph" style:parent-style-name="Standard">
      <style:paragraph-properties fo:margin-left="0.018cm" fo:margin-right="0cm" fo:margin-top="0cm" fo:margin-bottom="0.005cm" style:contextual-spacing="false" fo:line-height="115%" fo:text-align="center" style:justify-single-word="false" fo:text-indent="-0.018cm" style:auto-text-indent="false" style:writing-mode="lr-tb"/>
      <style:text-properties fo:color="#000000" loext:opacity="100%" fo:font-size="20pt" officeooo:paragraph-rsid="00544594" style:font-size-asian="20pt" style:font-size-complex="20pt"/>
    </style:style>
    <style:style style:name="P2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18997"/>
    </style:style>
    <style:style style:name="P2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4dc41"/>
    </style:style>
    <style:style style:name="P28" style:family="paragraph" style:parent-style-name="Standard">
      <style:paragraph-properties fo:line-height="105%" style:writing-mode="lr-tb"/>
      <style:text-properties officeooo:paragraph-rsid="00218997"/>
    </style:style>
    <style:style style:name="P29" style:family="paragraph" style:parent-style-name="Standard">
      <style:paragraph-properties fo:line-height="105%" style:writing-mode="lr-tb"/>
      <style:text-properties officeooo:paragraph-rsid="002b1917"/>
    </style:style>
    <style:style style:name="P30" style:family="paragraph" style:parent-style-name="Standard">
      <style:paragraph-properties fo:line-height="105%" style:writing-mode="lr-tb"/>
      <style:text-properties officeooo:paragraph-rsid="001c0320"/>
    </style:style>
    <style:style style:name="P31" style:family="paragraph" style:parent-style-name="Standard">
      <style:paragraph-properties fo:line-height="105%" style:writing-mode="lr-tb">
        <style:tab-stops>
          <style:tab-stop style:position="0.91cm"/>
        </style:tab-stops>
      </style:paragraph-properties>
      <style:text-properties officeooo:paragraph-rsid="00218997"/>
    </style:style>
    <style:style style:name="P32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18997"/>
    </style:style>
    <style:style style:name="P33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34dc41"/>
    </style:style>
    <style:style style:name="P34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14180"/>
    </style:style>
    <style:style style:name="P35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2e46f"/>
    </style:style>
    <style:style style:name="P3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3a30b"/>
    </style:style>
    <style:style style:name="P3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8a182"/>
    </style:style>
    <style:style style:name="P38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8a182"/>
    </style:style>
    <style:style style:name="P39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ca1b2"/>
    </style:style>
    <style:style style:name="P40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456ad"/>
    </style:style>
    <style:style style:name="P41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42e229"/>
    </style:style>
    <style:style style:name="P42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a2fc9"/>
    </style:style>
    <style:style style:name="P43" style:family="paragraph" style:parent-style-name="Standard">
      <style:paragraph-properties fo:line-height="105%" style:writing-mode="lr-tb"/>
      <style:text-properties fo:color="#000000" loext:opacity="100%" officeooo:paragraph-rsid="0034dc41"/>
    </style:style>
    <style:style style:name="P44" style:family="paragraph" style:parent-style-name="Standard">
      <style:paragraph-properties fo:line-height="105%" style:writing-mode="lr-tb"/>
      <style:text-properties fo:color="#000000" loext:opacity="100%" officeooo:paragraph-rsid="0036d16a"/>
    </style:style>
    <style:style style:name="P45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6d16a"/>
    </style:style>
    <style:style style:name="P4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43689f"/>
    </style:style>
    <style:style style:name="P4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71dde7"/>
    </style:style>
    <style:style style:name="P48" style:family="paragraph" style:parent-style-name="Standard">
      <style:paragraph-properties fo:line-height="105%" style:writing-mode="lr-tb"/>
      <style:text-properties fo:color="#000000" loext:opacity="100%" officeooo:paragraph-rsid="0043689f"/>
    </style:style>
    <style:style style:name="P49" style:family="paragraph" style:parent-style-name="Standard">
      <style:paragraph-properties fo:line-height="105%" style:writing-mode="lr-tb"/>
      <style:text-properties officeooo:paragraph-rsid="0073b08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 style:writing-mode="lr-tb"/>
      <style:text-properties fo:color="#000000" loext:opacity="100%"/>
    </style:style>
    <style:style style:name="P51" style:family="paragraph" style:parent-style-name="Standard">
      <style:paragraph-properties fo:line-height="105%" style:writing-mode="lr-tb"/>
      <style:text-properties fo:color="#000000" loext:opacity="100%" style:text-position="super 58%" style:font-name="Embassy BT" officeooo:paragraph-rsid="0036d16a"/>
    </style:style>
    <style:style style:name="P52" style:family="paragraph" style:parent-style-name="Standard">
      <style:paragraph-properties fo:line-height="105%" style:writing-mode="lr-tb"/>
      <style:text-properties officeooo:paragraph-rsid="0036d16a"/>
    </style:style>
    <style:style style:name="P53" style:family="paragraph" style:parent-style-name="Standard">
      <style:paragraph-properties fo:line-height="105%" style:writing-mode="lr-tb"/>
      <style:text-properties fo:color="#000000" loext:opacity="100%" officeooo:paragraph-rsid="007cd843"/>
    </style:style>
    <style:style style:name="P54" style:family="paragraph" style:parent-style-name="Standard">
      <style:paragraph-properties fo:line-height="105%" style:writing-mode="lr-tb"/>
      <style:text-properties fo:color="#000000" loext:opacity="100%" officeooo:paragraph-rsid="0000c5cb"/>
    </style:style>
    <style:style style:name="P55" style:family="paragraph" style:parent-style-name="Text_20_body">
      <style:paragraph-properties fo:line-height="105%" style:writing-mode="lr-tb"/>
      <style:text-properties officeooo:rsid="008696cf" officeooo:paragraph-rsid="008696cf"/>
    </style:style>
    <style:style style:name="T1" style:family="text">
      <style:text-properties officeooo:rsid="00072279"/>
    </style:style>
    <style:style style:name="T2" style:family="text">
      <style:text-properties officeooo:rsid="0009afe2"/>
    </style:style>
    <style:style style:name="T3" style:family="text">
      <style:text-properties officeooo:rsid="000e577a"/>
    </style:style>
    <style:style style:name="T4" style:family="text">
      <style:text-properties officeooo:rsid="0040e1ba"/>
    </style:style>
    <style:style style:name="T5" style:family="text">
      <style:text-properties officeooo:rsid="001f9b66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officeooo:rsid="0034dc41"/>
    </style:style>
    <style:style style:name="T8" style:family="text">
      <style:text-properties officeooo:rsid="0007b4a4"/>
    </style:style>
    <style:style style:name="T9" style:family="text">
      <style:text-properties fo:font-style="normal" style:text-underline-style="solid" style:text-underline-width="auto" style:text-underline-color="font-color" officeooo:rsid="000aaecd" style:font-style-asian="normal" style:font-style-complex="normal"/>
    </style:style>
    <style:style style:name="T10" style:family="text">
      <style:text-properties fo:font-style="normal" style:text-underline-style="none" officeooo:rsid="000aaecd" style:font-style-asian="normal" style:font-style-complex="normal"/>
    </style:style>
    <style:style style:name="T11" style:family="text">
      <style:text-properties fo:font-style="normal" style:text-underline-style="none" officeooo:rsid="0040c6c3" style:font-style-asian="normal" style:font-style-complex="normal"/>
    </style:style>
    <style:style style:name="T12" style:family="text">
      <style:text-properties fo:font-style="normal" style:text-underline-style="none" officeooo:rsid="0010ec9c" style:font-style-asian="normal" style:font-style-complex="normal"/>
    </style:style>
    <style:style style:name="T13" style:family="text">
      <style:text-properties fo:font-style="normal" style:text-underline-style="none" fo:font-weight="bold" officeooo:rsid="0010ec9c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Embassy BT"/>
    </style:style>
    <style:style style:name="T16" style:family="text">
      <style:text-properties style:text-line-through-style="solid" style:text-line-through-type="single" style:text-position="super 58%" fo:language="en" fo:country="US" officeooo:rsid="0019b517"/>
    </style:style>
    <style:style style:name="T17" style:family="text">
      <style:text-properties style:text-line-through-style="solid" style:text-line-through-type="single" style:text-position="super 58%" fo:language="en" fo:country="US"/>
    </style:style>
    <style:style style:name="T18" style:family="text">
      <style:text-properties style:text-line-through-style="none" style:text-line-through-type="none" style:text-position="0% 100%" fo:language="en" fo:country="US"/>
    </style:style>
    <style:style style:name="T19" style:family="text">
      <style:text-properties style:text-line-through-style="none" style:text-line-through-type="none" style:text-position="0% 100%" fo:font-size="8pt" fo:language="en" fo:country="US" style:font-size-asian="8pt" style:font-size-complex="8pt"/>
    </style:style>
    <style:style style:name="T20" style:family="text">
      <style:text-properties style:text-line-through-style="none" style:text-line-through-type="none" style:text-position="0% 100%" fo:font-size="9pt" fo:language="en" fo:country="US" style:font-size-asian="9pt" style:font-size-complex="9pt"/>
    </style:style>
    <style:style style:name="T21" style:family="text">
      <style:text-properties style:text-line-through-style="none" style:text-line-through-type="none" style:text-position="super 58%" fo:font-size="11pt" fo:language="en" fo:country="US" officeooo:rsid="00084f0e" style:font-size-asian="11pt" style:font-size-complex="11pt"/>
    </style:style>
    <style:style style:name="T22" style:family="text">
      <style:text-properties style:text-line-through-style="none" style:text-line-through-type="none" style:text-position="0% 100%" fo:font-size="11pt" fo:language="en" fo:country="US" officeooo:rsid="00084f0e" style:font-size-asian="11pt" style:font-size-complex="11pt"/>
    </style:style>
    <style:style style:name="T23" style:family="text">
      <style:text-properties style:text-line-through-style="none" style:text-line-through-type="none" style:text-position="0% 100%" fo:font-size="8pt" fo:language="en" fo:country="US" officeooo:rsid="00086290" style:font-size-asian="8pt" style:font-size-complex="8pt"/>
    </style:style>
    <style:style style:name="T24" style:family="text">
      <style:text-properties fo:language="en" fo:country="US"/>
    </style:style>
    <style:style style:name="T25" style:family="text">
      <style:text-properties fo:color="#000000" loext:opacity="100%" fo:font-size="11pt" fo:language="en" fo:country="US" officeooo:rsid="0040c6c3" style:font-size-asian="9.60000038146973pt" style:font-size-complex="11pt"/>
    </style:style>
    <style:style style:name="T26" style:family="text">
      <style:text-properties officeooo:rsid="0040c6c3"/>
    </style:style>
    <style:style style:name="T27" style:family="text">
      <style:text-properties fo:font-size="12pt" officeooo:rsid="002bbeeb" style:font-size-asian="12pt" style:font-size-complex="12pt"/>
    </style:style>
    <style:style style:name="T28" style:family="text">
      <style:text-properties fo:font-size="9pt" officeooo:rsid="002bbeeb" style:font-size-asian="9pt" style:font-size-complex="9pt"/>
    </style:style>
    <style:style style:name="T29" style:family="text">
      <style:text-properties fo:font-size="9pt" officeooo:rsid="0040c6c3" style:font-size-asian="9pt" style:font-size-complex="9pt"/>
    </style:style>
    <style:style style:name="T30" style:family="text">
      <style:text-properties fo:font-size="9pt" officeooo:rsid="0041ea20" style:font-size-asian="9pt" style:font-size-complex="9pt"/>
    </style:style>
    <style:style style:name="T31" style:family="text">
      <style:text-properties fo:font-size="10pt" fo:language="en" fo:country="US" officeooo:rsid="0009afe2" style:font-size-asian="10pt" style:font-size-complex="10pt"/>
    </style:style>
    <style:style style:name="T32" style:family="text">
      <style:text-properties fo:font-size="10pt" fo:language="en" fo:country="US" officeooo:rsid="0040c6c3" style:font-size-asian="10pt" style:font-size-complex="10pt"/>
    </style:style>
    <style:style style:name="T33" style:family="text">
      <style:text-properties style:text-position="sub 58%"/>
    </style:style>
    <style:style style:name="T34" style:family="text">
      <style:text-properties style:text-position="sub 58%" style:text-underline-style="none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officeooo:rsid="00587332" style:font-size-asian="11pt" style:font-size-complex="11pt"/>
    </style:style>
    <style:style style:name="T37" style:family="text">
      <style:text-properties fo:font-size="11pt" fo:language="en" fo:country="US" officeooo:rsid="00437561" style:font-size-asian="11pt" style:font-size-complex="11pt"/>
    </style:style>
    <style:style style:name="T38" style:family="text">
      <style:text-properties fo:font-size="11pt" officeooo:rsid="0046a1a3" style:font-size-asian="11pt" style:font-size-complex="11pt"/>
    </style:style>
    <style:style style:name="T39" style:family="text">
      <style:text-properties fo:color="#000000" loext:opacity="100%" fo:font-size="11pt" fo:language="en" fo:country="US" officeooo:rsid="00437561" style:font-size-asian="11pt" style:font-size-complex="11pt"/>
    </style:style>
    <style:style style:name="T40" style:family="text">
      <style:text-properties fo:color="#000000" loext:opacity="100%" fo:font-size="11pt" fo:language="en" fo:country="US" officeooo:rsid="0043a2fb" style:font-size-asian="11pt" style:font-size-complex="11pt"/>
    </style:style>
    <style:style style:name="T41" style:family="text">
      <style:text-properties fo:color="#000080" loext:opacity="100%" fo:font-size="11pt" fo:language="en" fo:country="US" officeooo:rsid="0043a2fb" style:font-size-asian="11pt" style:font-size-complex="11pt"/>
    </style:style>
    <style:style style:name="T42" style:family="text">
      <style:text-properties fo:font-size="11pt" officeooo:rsid="00544594" style:font-size-asian="11pt" style:font-size-complex="11pt"/>
    </style:style>
    <style:style style:name="T43" style:family="text">
      <style:text-properties fo:color="#3465a4" loext:opacity="100%" fo:font-size="11pt" fo:language="en" fo:country="US" officeooo:rsid="004558f2" style:font-size-asian="11pt" style:font-size-complex="11pt"/>
    </style:style>
    <style:style style:name="T44" style:family="text">
      <style:text-properties officeooo:rsid="005bf94b"/>
    </style:style>
    <style:style style:name="T45" style:family="text">
      <style:text-properties fo:font-size="11pt" officeooo:rsid="004a9b5b" style:font-size-asian="11pt" style:font-size-complex="11pt"/>
    </style:style>
    <style:style style:name="T46" style:family="text">
      <style:text-properties fo:font-size="11pt" officeooo:rsid="005bf94b" style:font-size-asian="11pt" style:font-size-complex="11pt"/>
    </style:style>
    <style:style style:name="T47" style:family="text">
      <style:text-properties officeooo:rsid="0083b0dd"/>
    </style:style>
    <style:style style:name="T48" style:family="text">
      <style:text-properties officeooo:rsid="005a72c6"/>
    </style:style>
    <style:style style:name="T49" style:family="text">
      <style:text-properties officeooo:rsid="0059f649"/>
    </style:style>
    <style:style style:name="T50" style:family="text">
      <style:text-properties officeooo:rsid="005af367"/>
    </style:style>
    <style:style style:name="T51" style:family="text">
      <style:text-properties officeooo:rsid="0058860c"/>
    </style:style>
    <style:style style:name="T52" style:family="text">
      <style:text-properties fo:color="#000000" loext:opacity="100%" style:text-position="sub 58%" style:font-name="Verdana" fo:language="en" fo:country="US" officeooo:rsid="004de7e9"/>
    </style:style>
    <style:style style:name="T53" style:family="text">
      <style:text-properties fo:color="#000000" loext:opacity="100%" fo:language="en" fo:country="US" officeooo:rsid="004185b1"/>
    </style:style>
    <style:style style:name="T54" style:family="text">
      <style:text-properties style:font-name="Arial" fo:language="en" fo:country="US" officeooo:rsid="004185b1" style:font-name-asian="Arial3" style:font-name-complex="Arial3"/>
    </style:style>
    <style:style style:name="T55" style:family="text">
      <style:text-properties fo:color="#800000" loext:opacity="100%" fo:language="en" fo:country="US" officeooo:rsid="004185b1"/>
    </style:style>
    <style:style style:name="T56" style:family="text">
      <style:text-properties fo:color="#000000" loext:opacity="100%" style:text-position="super 58%" fo:language="en" fo:country="US"/>
    </style:style>
    <style:style style:name="T57" style:family="text">
      <style:text-properties fo:color="#000000" loext:opacity="100%" style:text-position="super 58%" fo:language="en" fo:country="US" officeooo:rsid="0009afe2"/>
    </style:style>
    <style:style style:name="T58" style:family="text">
      <style:text-properties fo:color="#000000" loext:opacity="100%" fo:language="en" fo:country="US" officeooo:rsid="0009afe2"/>
    </style:style>
    <style:style style:name="T59" style:family="text">
      <style:text-properties fo:color="#000000" loext:opacity="100%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60" style:family="text">
      <style:text-properties fo:color="#000000" loext:opacity="100%" fo:language="en" fo:country="US" officeooo:rsid="003cfe0d"/>
    </style:style>
    <style:style style:name="T61" style:family="text">
      <style:text-properties fo:color="#000000" loext:opacity="100%" style:font-name="Embassy BT" fo:language="en" fo:country="US" officeooo:rsid="003cfe0d"/>
    </style:style>
    <style:style style:name="T62" style:family="text">
      <style:text-properties fo:color="#000000" loext:opacity="100%" style:text-position="super 58%" fo:language="en" fo:country="US" officeooo:rsid="003cfe0d"/>
    </style:style>
    <style:style style:name="T63" style:family="text">
      <style:text-properties fo:color="#000000" loext:opacity="100%" fo:language="en" fo:country="US" officeooo:rsid="003fed23"/>
    </style:style>
    <style:style style:name="T64" style:family="text">
      <style:text-properties fo:color="#000000" loext:opacity="100%" fo:language="en" fo:country="US" officeooo:rsid="000aaecd"/>
    </style:style>
    <style:style style:name="T65" style:family="text">
      <style:text-properties fo:color="#000000" loext:opacity="100%" style:text-position="super 58%" fo:language="en" fo:country="US" officeooo:rsid="000aaecd"/>
    </style:style>
    <style:style style:name="T66" style:family="text">
      <style:text-properties fo:color="#000000" loext:opacity="100%"/>
    </style:style>
    <style:style style:name="T6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8" style:family="text">
      <style:text-properties fo:color="#000000" loext:opacity="100%" style:font-name="Embassy BT"/>
    </style:style>
    <style:style style:name="T69" style:family="text">
      <style:text-properties fo:color="#000000" loext:opacity="100%" fo:language="en" fo:country="US" fo:background-color="#ffb66c" loext:char-shading-value="0"/>
    </style:style>
    <style:style style:name="T70" style:family="text">
      <style:text-properties fo:color="#000000" loext:opacity="100%" fo:language="en" fo:country="US" officeooo:rsid="00084f0e"/>
    </style:style>
    <style:style style:name="T71" style:family="text">
      <style:text-properties fo:color="#000000" loext:opacity="100%" fo:language="en" fo:country="US" officeooo:rsid="000c4317"/>
    </style:style>
    <style:style style:name="T72" style:family="text">
      <style:text-properties fo:color="#000000" loext:opacity="100%" fo:language="en" fo:country="US" style:text-underline-style="solid" style:text-underline-width="auto" style:text-underline-color="font-color"/>
    </style:style>
    <style:style style:name="T73" style:family="text">
      <style:text-properties fo:color="#000000" loext:opacity="100%" fo:language="en" fo:country="US" officeooo:rsid="000e577a"/>
    </style:style>
    <style:style style:name="T74" style:family="text">
      <style:text-properties fo:color="#000000" loext:opacity="100%" style:text-position="super 58%" fo:language="en" fo:country="US" officeooo:rsid="000c4317"/>
    </style:style>
    <style:style style:name="T75" style:family="text">
      <style:text-properties fo:color="#000000" loext:opacity="100%" fo:language="en" fo:country="US" fo:font-style="italic" style:font-style-asian="italic" style:font-style-complex="italic"/>
    </style:style>
    <style:style style:name="T76" style:family="text">
      <style:text-properties fo:color="#000000" loext:opacity="100%" fo:language="en" fo:country="US" officeooo:rsid="000f9375"/>
    </style:style>
    <style:style style:name="T77" style:family="text">
      <style:text-properties fo:color="#800000" loext:opacity="100%" fo:language="en" fo:country="US"/>
    </style:style>
    <style:style style:name="T78" style:family="text">
      <style:text-properties fo:color="#000000" loext:opacity="100%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9" style:family="text">
      <style:text-properties fo:color="#000000" loext:opacity="100%" style:font-name="Embassy BT" fo:language="en" fo:country="US" officeooo:rsid="000e577a"/>
    </style:style>
    <style:style style:name="T80" style:family="text">
      <style:text-properties fo:color="#000000" loext:opacity="100%" fo:language="en" fo:country="US" officeooo:rsid="000c8938"/>
    </style:style>
    <style:style style:name="T81" style:family="text">
      <style:text-properties fo:color="#000000" loext:opacity="100%" style:text-position="super 58%" fo:language="en" fo:country="US" officeooo:rsid="000c8938"/>
    </style:style>
    <style:style style:name="T82" style:family="text">
      <style:text-properties fo:color="#000000" loext:opacity="100%" fo:language="en" fo:country="US" officeooo:rsid="000eaa73"/>
    </style:style>
    <style:style style:name="T83" style:family="text">
      <style:text-properties fo:color="#000000" loext:opacity="100%" style:text-position="super 58%" fo:language="en" fo:country="US" officeooo:rsid="000eaa73"/>
    </style:style>
    <style:style style:name="T84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85" style:family="text">
      <style:text-properties fo:language="en" fo:country="US" fo:font-style="normal" style:text-underline-style="solid" style:text-underline-width="auto" style:text-underline-color="font-color" officeooo:rsid="0010ec9c" style:font-style-asian="normal" style:font-style-complex="normal"/>
    </style:style>
    <style:style style:name="T86" style:family="text">
      <style:text-properties fo:language="en" fo:country="US" officeooo:rsid="00111f22"/>
    </style:style>
    <style:style style:name="T87" style:family="text">
      <style:text-properties style:font-name="Embassy BT" fo:language="en" fo:country="US" officeooo:rsid="00111f22"/>
    </style:style>
    <style:style style:name="T88" style:family="text">
      <style:text-properties fo:language="en" fo:country="US" style:text-underline-style="solid" style:text-underline-width="auto" style:text-underline-color="font-color"/>
    </style:style>
    <style:style style:name="T89" style:family="text">
      <style:text-properties fo:language="en" fo:country="US" officeooo:rsid="0010ec9c"/>
    </style:style>
    <style:style style:name="T90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91" style:family="text">
      <style:text-properties fo:language="en" fo:country="US" fo:background-color="#ffb66c" loext:char-shading-value="0"/>
    </style:style>
    <style:style style:name="T92" style:family="text">
      <style:text-properties style:text-position="super 58%" fo:language="en" fo:country="US" officeooo:rsid="00111f22"/>
    </style:style>
    <style:style style:name="T93" style:family="text">
      <style:text-properties fo:language="en" fo:country="US" fo:font-style="italic" style:font-style-asian="italic" style:font-style-complex="italic"/>
    </style:style>
    <style:style style:name="T94" style:family="text">
      <style:text-properties fo:language="en" fo:country="US" officeooo:rsid="0011986a"/>
    </style:style>
    <style:style style:name="T95" style:family="text">
      <style:text-properties fo:color="#000000" loext:opacity="100%" fo:language="en" fo:country="US" officeooo:rsid="0017bfe5"/>
    </style:style>
    <style:style style:name="T96" style:family="text">
      <style:text-properties fo:color="#000000" loext:opacity="100%" fo:language="en" fo:country="US" officeooo:rsid="0017f170"/>
    </style:style>
    <style:style style:name="T97" style:family="text">
      <style:text-properties fo:color="#000000" loext:opacity="100%" style:text-position="super 58%" fo:language="en" fo:country="US" officeooo:rsid="0017f170"/>
    </style:style>
    <style:style style:name="T98" style:family="text">
      <style:text-properties fo:color="#000000" loext:opacity="100%" fo:language="en" fo:country="US" officeooo:rsid="001ab32d"/>
    </style:style>
    <style:style style:name="T99" style:family="text">
      <style:text-properties fo:color="#000000" loext:opacity="100%" fo:language="en" fo:country="US" officeooo:rsid="001b2620"/>
    </style:style>
    <style:style style:name="T100" style:family="text">
      <style:text-properties fo:color="#000000" loext:opacity="100%" style:text-position="super 58%" fo:language="en" fo:country="US" officeooo:rsid="001b2620"/>
    </style:style>
    <style:style style:name="T101" style:family="text">
      <style:text-properties fo:color="#000000" loext:opacity="100%" style:text-position="sub 58%" fo:language="en" fo:country="US" officeooo:rsid="001c0320"/>
    </style:style>
    <style:style style:name="T102" style:family="text">
      <style:text-properties fo:color="#000000" loext:opacity="100%" style:text-position="super 58%" fo:language="en" fo:country="US" officeooo:rsid="002bbeeb"/>
    </style:style>
    <style:style style:name="T103" style:family="text">
      <style:text-properties fo:color="#000000" loext:opacity="100%" style:text-position="super 58%" fo:language="en" fo:country="US" officeooo:rsid="002b1917"/>
    </style:style>
    <style:style style:name="T104" style:family="text">
      <style:text-properties fo:color="#000000" loext:opacity="100%" style:text-position="sub 58%" fo:language="en" fo:country="US"/>
    </style:style>
    <style:style style:name="T105" style:family="text">
      <style:text-properties fo:color="#000080" loext:opacity="100%" fo:language="en" fo:country="US"/>
    </style:style>
    <style:style style:name="T106" style:family="text">
      <style:text-properties fo:color="#000000" loext:opacity="100%" fo:language="en" fo:country="US" officeooo:rsid="001de27b"/>
    </style:style>
    <style:style style:name="T107" style:family="text">
      <style:text-properties fo:color="#000000" loext:opacity="100%" style:font-name="Embassy BT" fo:language="en" fo:country="US" officeooo:rsid="001de27b"/>
    </style:style>
    <style:style style:name="T108" style:family="text">
      <style:text-properties fo:color="#000000" loext:opacity="100%" fo:language="en" fo:country="US" officeooo:rsid="0019e40c"/>
    </style:style>
    <style:style style:name="T109" style:family="text">
      <style:text-properties fo:color="#000000" loext:opacity="100%" style:text-position="super 58%" fo:language="en" fo:country="US" officeooo:rsid="0019e40c"/>
    </style:style>
    <style:style style:name="T110" style:family="text">
      <style:text-properties style:text-line-through-style="solid" style:text-line-through-type="single" style:text-position="sub 58%" fo:language="en" fo:country="US" officeooo:rsid="0019e40c"/>
    </style:style>
    <style:style style:name="T111" style:family="text">
      <style:text-properties fo:color="#000000" loext:opacity="100%" style:text-line-through-style="solid" style:text-line-through-type="single" style:text-position="sub 58%" fo:language="en" fo:country="US" officeooo:rsid="0019e40c"/>
    </style:style>
    <style:style style:name="T112" style:family="text">
      <style:text-properties fo:color="#000000" loext:opacity="100%" fo:language="en" fo:country="US" officeooo:rsid="001e5a22"/>
    </style:style>
    <style:style style:name="T113" style:family="text">
      <style:text-properties fo:color="#000000" loext:opacity="100%" style:font-name="Embassy BT" fo:language="en" fo:country="US" officeooo:rsid="001e5a22"/>
    </style:style>
    <style:style style:name="T114" style:family="text">
      <style:text-properties style:text-line-through-style="solid" style:text-line-through-type="single" style:text-position="sub 58%" fo:language="en" fo:country="US"/>
    </style:style>
    <style:style style:name="T115" style:family="text">
      <style:text-properties style:text-line-through-style="solid" style:text-line-through-type="single" style:text-position="sub 58%" fo:language="en" fo:country="US" officeooo:rsid="001e5a22"/>
    </style:style>
    <style:style style:name="T116" style:family="text">
      <style:text-properties fo:color="#000000" loext:opacity="100%" fo:language="en" fo:country="US" officeooo:rsid="001f9b66"/>
    </style:style>
    <style:style style:name="T117" style:family="text">
      <style:text-properties fo:color="#000000" loext:opacity="100%" style:font-name="Embassy BT" fo:language="en" fo:country="US" officeooo:rsid="001f9b66"/>
    </style:style>
    <style:style style:name="T118" style:family="text">
      <style:text-properties fo:color="#000000" loext:opacity="100%" fo:language="en" fo:country="US" officeooo:rsid="00203f52"/>
    </style:style>
    <style:style style:name="T119" style:family="text">
      <style:text-properties fo:color="#000000" loext:opacity="100%" style:font-name="Embassy BT" fo:language="en" fo:country="US" officeooo:rsid="00203f52"/>
    </style:style>
    <style:style style:name="T120" style:family="text">
      <style:text-properties fo:color="#000000" loext:opacity="100%" style:text-position="sub 58%" fo:language="en" fo:country="US" officeooo:rsid="00203f52"/>
    </style:style>
    <style:style style:name="T121" style:family="text">
      <style:text-properties fo:color="#000000" loext:opacity="100%" fo:language="en" fo:country="US" officeooo:rsid="00218997"/>
    </style:style>
    <style:style style:name="T122" style:family="text">
      <style:text-properties fo:color="#000000" loext:opacity="100%" style:text-position="sub 58%" fo:language="en" fo:country="US" officeooo:rsid="00214180"/>
    </style:style>
    <style:style style:name="T123" style:family="text">
      <style:text-properties fo:color="#000000" loext:opacity="100%" style:text-position="sub 58%" style:font-name="Times New Roman" fo:language="en" fo:country="US" fo:font-weight="bold" officeooo:rsid="00203f52" style:font-weight-asian="bold" style:font-weight-complex="bold"/>
    </style:style>
    <style:style style:name="T124" style:family="text">
      <style:text-properties fo:color="#000000" loext:opacity="100%" style:text-position="sub 58%" style:font-name="Times New Roman" fo:language="en" fo:country="US" fo:font-weight="bold" officeooo:rsid="00214180" style:font-weight-asian="bold" style:font-weight-complex="bold"/>
    </style:style>
    <style:style style:name="T125" style:family="text">
      <style:text-properties fo:color="#000000" loext:opacity="100%" style:text-position="sub 58%" style:font-name="Times New Roman" fo:language="en" fo:country="US" officeooo:rsid="00203f52"/>
    </style:style>
    <style:style style:name="T126" style:family="text">
      <style:text-properties fo:color="#000000" loext:opacity="100%" style:text-position="sub 58%" style:font-name="Georgia" fo:language="en" fo:country="US" officeooo:rsid="00203f52"/>
    </style:style>
    <style:style style:name="T127" style:family="text">
      <style:text-properties fo:color="#000000" loext:opacity="100%" style:text-position="sub 58%" style:font-name="Bodoni Bd BT" fo:language="en" fo:country="US" officeooo:rsid="00203f52"/>
    </style:style>
    <style:style style:name="T128" style:family="text">
      <style:text-properties fo:color="#000000" loext:opacity="100%" style:text-position="sub 58%" style:font-name="Bodoni Bd BT" fo:language="en" fo:country="US" officeooo:rsid="00214180"/>
    </style:style>
    <style:style style:name="T129" style:family="text">
      <style:text-properties fo:color="#000000" loext:opacity="100%" style:text-position="sub 58%" style:font-name="Arial2" fo:language="en" fo:country="US" fo:font-weight="bold" officeooo:rsid="00203f52" style:font-weight-asian="bold" style:font-weight-complex="bold"/>
    </style:style>
    <style:style style:name="T130" style:family="text">
      <style:text-properties fo:color="#000000" loext:opacity="100%" style:text-position="sub 58%" style:font-name="Arial2" fo:language="en" fo:country="US" fo:font-weight="bold" officeooo:rsid="00214180" style:font-weight-asian="bold" style:font-weight-complex="bold"/>
    </style:style>
    <style:style style:name="T131" style:family="text">
      <style:text-properties fo:color="#000000" loext:opacity="100%" style:text-position="sub 58%" style:font-name="Arial2" fo:language="en" fo:country="US" officeooo:rsid="00203f52"/>
    </style:style>
    <style:style style:name="T132" style:family="text">
      <style:text-properties fo:color="#000000" loext:opacity="100%" style:text-position="sub 58%" style:font-name="Tahoma" fo:language="en" fo:country="US" officeooo:rsid="00203f52"/>
    </style:style>
    <style:style style:name="T133" style:family="text">
      <style:text-properties fo:color="#000000" loext:opacity="100%" style:text-position="sub 58%" style:font-name="Verdana" fo:language="en" fo:country="US" officeooo:rsid="00203f52"/>
    </style:style>
    <style:style style:name="T134" style:family="text">
      <style:text-properties fo:color="#000000" loext:opacity="100%" style:text-position="sub 58%" style:font-name="Verdana" fo:language="en" fo:country="US" officeooo:rsid="00214180"/>
    </style:style>
    <style:style style:name="T135" style:family="text">
      <style:text-properties fo:color="#000000" loext:opacity="100%" fo:language="en" fo:country="US" officeooo:rsid="00214180"/>
    </style:style>
    <style:style style:name="T136" style:family="text">
      <style:text-properties fo:color="#000000" loext:opacity="100%" style:font-name="Embassy BT" fo:language="en" fo:country="US" officeooo:rsid="00218997"/>
    </style:style>
    <style:style style:name="T137" style:family="text">
      <style:text-properties fo:color="#000000" loext:opacity="100%"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8" style:family="text">
      <style:text-properties fo:language="en" fo:country="US" officeooo:rsid="0028a182"/>
    </style:style>
    <style:style style:name="T139" style:family="text">
      <style:text-properties fo:language="en" fo:country="US" officeooo:rsid="002bbeeb"/>
    </style:style>
    <style:style style:name="T140" style:family="text">
      <style:text-properties fo:language="en" fo:country="US" officeooo:rsid="0021fe6f"/>
    </style:style>
    <style:style style:name="T141" style:family="text">
      <style:text-properties style:text-line-through-style="solid" style:text-line-through-type="single" style:text-position="super 58%" fo:language="en" fo:country="US" style:text-underline-style="none" officeooo:rsid="0021fe6f"/>
    </style:style>
    <style:style style:name="T142" style:family="text">
      <style:text-properties style:font-name="Embassy BT" fo:language="en" fo:country="US" officeooo:rsid="0021fe6f"/>
    </style:style>
    <style:style style:name="T143" style:family="text">
      <style:text-properties style:font-name="Embassy BT" fo:language="en" fo:country="US" officeooo:rsid="002ad117"/>
    </style:style>
    <style:style style:name="T144" style:family="text">
      <style:text-properties fo:language="en" fo:country="US" officeooo:rsid="002ad117"/>
    </style:style>
    <style:style style:name="T145" style:family="text">
      <style:text-properties fo:language="en" fo:country="US" officeooo:rsid="002d57fd"/>
    </style:style>
    <style:style style:name="T146" style:family="text">
      <style:text-properties fo:language="en" fo:country="US" officeooo:rsid="003cfe0d"/>
    </style:style>
    <style:style style:name="T147" style:family="text">
      <style:text-properties fo:language="en" fo:country="US" fo:font-style="italic" style:text-underline-style="solid" style:text-underline-width="auto" style:text-underline-color="font-color" officeooo:rsid="0021fe6f" style:font-style-asian="italic" style:font-style-complex="italic"/>
    </style:style>
    <style:style style:name="T148" style:family="text">
      <style:text-properties fo:language="en" fo:country="US" officeooo:rsid="0022e46f"/>
    </style:style>
    <style:style style:name="T149" style:family="text">
      <style:text-properties style:font-name="Embassy BT" fo:language="en" fo:country="US" officeooo:rsid="0022e46f"/>
    </style:style>
    <style:style style:name="T150" style:family="text">
      <style:text-properties fo:language="en" fo:country="US" style:text-underline-style="solid" style:text-underline-width="auto" style:text-underline-color="font-color" officeooo:rsid="0022e46f"/>
    </style:style>
    <style:style style:name="T151" style:family="text">
      <style:text-properties fo:language="en" fo:country="US" officeooo:rsid="0023a30b"/>
    </style:style>
    <style:style style:name="T152" style:family="text">
      <style:text-properties style:font-name="Embassy BT" fo:language="en" fo:country="US" officeooo:rsid="0023a30b"/>
    </style:style>
    <style:style style:name="T153" style:family="text">
      <style:text-properties fo:language="en" fo:country="US" style:text-underline-style="solid" style:text-underline-width="auto" style:text-underline-color="font-color" officeooo:rsid="0023a30b"/>
    </style:style>
    <style:style style:name="T154" style:family="text">
      <style:text-properties style:text-position="sub 58%" fo:language="en" fo:country="US" officeooo:rsid="0028a182"/>
    </style:style>
    <style:style style:name="T155" style:family="text">
      <style:text-properties fo:language="en" fo:country="US" officeooo:rsid="0026ce82"/>
    </style:style>
    <style:style style:name="T156" style:family="text">
      <style:text-properties fo:language="en" fo:country="US" officeooo:rsid="0024526f"/>
    </style:style>
    <style:style style:name="T157" style:family="text">
      <style:text-properties style:text-position="super 58%" fo:language="en" fo:country="US" officeooo:rsid="0024526f"/>
    </style:style>
    <style:style style:name="T158" style:family="text">
      <style:text-properties fo:color="#000000" loext:opacity="100%" style:text-line-through-style="none" style:text-line-through-type="none" style:text-position="sub 58%" fo:language="en" fo:country="US" officeooo:rsid="0028a182"/>
    </style:style>
    <style:style style:name="T159" style:family="text">
      <style:text-properties fo:color="#000000" loext:opacity="100%" style:text-line-through-style="solid" style:text-line-through-type="single" style:text-position="sub 58%" officeooo:rsid="0028a182"/>
    </style:style>
    <style:style style:name="T160" style:family="text">
      <style:text-properties fo:color="#000000" loext:opacity="100%" style:text-line-through-style="solid" style:text-line-through-type="single" style:text-position="sub 58%"/>
    </style:style>
    <style:style style:name="T161" style:family="text">
      <style:text-properties style:text-line-through-style="solid" style:text-line-through-type="single" style:text-position="sub 58%"/>
    </style:style>
    <style:style style:name="T162" style:family="text">
      <style:text-properties fo:language="en" fo:country="US" officeooo:rsid="002ca1b2"/>
    </style:style>
    <style:style style:name="T163" style:family="text">
      <style:text-properties fo:language="en" fo:country="US" officeooo:rsid="002cbc48"/>
    </style:style>
    <style:style style:name="T164" style:family="text">
      <style:text-properties style:font-name="Embassy BT" fo:language="en" fo:country="US" officeooo:rsid="002ca1b2"/>
    </style:style>
    <style:style style:name="T165" style:family="text">
      <style:text-properties fo:language="en" fo:country="US" officeooo:rsid="0032baad"/>
    </style:style>
    <style:style style:name="T166" style:family="text">
      <style:text-properties style:font-name="Embassy BT" fo:language="en" fo:country="US" officeooo:rsid="0032baad"/>
    </style:style>
    <style:style style:name="T167" style:family="text">
      <style:text-properties style:text-position="super 58%" fo:language="en" fo:country="US" officeooo:rsid="0032baad"/>
    </style:style>
    <style:style style:name="T168" style:family="text">
      <style:text-properties fo:language="en" fo:country="US" officeooo:rsid="0034dc41"/>
    </style:style>
    <style:style style:name="T169" style:family="text">
      <style:text-properties fo:language="en" fo:country="US" officeooo:rsid="0034b529"/>
    </style:style>
    <style:style style:name="T170" style:family="text">
      <style:text-properties fo:language="en" fo:country="US" officeooo:rsid="003456ad"/>
    </style:style>
    <style:style style:name="T171" style:family="text">
      <style:text-properties style:text-position="super 58%" fo:language="en" fo:country="US" officeooo:rsid="003456ad"/>
    </style:style>
    <style:style style:name="T172" style:family="text">
      <style:text-properties style:font-name="Embassy BT" fo:language="en" fo:country="US" officeooo:rsid="003456ad"/>
    </style:style>
    <style:style style:name="T173" style:family="text">
      <style:text-properties fo:language="en" fo:country="US" officeooo:rsid="0080c4bb"/>
    </style:style>
    <style:style style:name="T174" style:family="text">
      <style:text-properties fo:language="en" fo:country="US" officeooo:rsid="003e7806"/>
    </style:style>
    <style:style style:name="T175" style:family="text">
      <style:text-properties fo:language="en" fo:country="US" officeooo:rsid="00386e90"/>
    </style:style>
    <style:style style:name="T176" style:family="text">
      <style:text-properties style:font-name="Embassy BT" fo:language="en" fo:country="US" officeooo:rsid="00386e90"/>
    </style:style>
    <style:style style:name="T177" style:family="text">
      <style:text-properties fo:language="en" fo:country="US" officeooo:rsid="003a2fc9"/>
    </style:style>
    <style:style style:name="T178" style:family="text">
      <style:text-properties fo:language="en" fo:country="US" officeooo:rsid="003b8e7f"/>
    </style:style>
    <style:style style:name="T179" style:family="text">
      <style:text-properties style:font-name="Embassy BT" fo:language="en" fo:country="US" officeooo:rsid="003b8e7f"/>
    </style:style>
    <style:style style:name="T180" style:family="text">
      <style:text-properties style:text-position="super 58%" fo:language="en" fo:country="US" officeooo:rsid="003b8e7f"/>
    </style:style>
    <style:style style:name="T181" style:family="text">
      <style:text-properties fo:language="en" fo:country="US" officeooo:rsid="00498eee"/>
    </style:style>
    <style:style style:name="T182" style:family="text">
      <style:text-properties style:font-name="Embassy BT" fo:language="en" fo:country="US" officeooo:rsid="00498eee"/>
    </style:style>
    <style:style style:name="T183" style:family="text">
      <style:text-properties fo:language="en" fo:country="US" officeooo:rsid="00566eba"/>
    </style:style>
    <style:style style:name="T184" style:family="text">
      <style:text-properties fo:language="en" fo:country="US" fo:font-style="italic" style:text-underline-style="solid" style:text-underline-width="auto" style:text-underline-color="font-color" officeooo:rsid="00499aea" style:font-style-asian="italic" style:font-style-complex="italic"/>
    </style:style>
    <style:style style:name="T185" style:family="text">
      <style:text-properties style:text-position="super 58%" fo:language="en" fo:country="US" fo:font-style="italic" style:text-underline-style="solid" style:text-underline-width="auto" style:text-underline-color="font-color" officeooo:rsid="00499aea" style:font-style-asian="italic" style:font-style-complex="italic"/>
    </style:style>
    <style:style style:name="T186" style:family="text">
      <style:text-properties fo:language="en" fo:country="US" officeooo:rsid="00499aea"/>
    </style:style>
    <style:style style:name="T187" style:family="text">
      <style:text-properties style:font-name="Embassy BT" fo:language="en" fo:country="US" officeooo:rsid="00499aea"/>
    </style:style>
    <style:style style:name="T188" style:family="text">
      <style:text-properties fo:language="en" fo:country="US" officeooo:rsid="004bf641"/>
    </style:style>
    <style:style style:name="T189" style:family="text">
      <style:text-properties style:font-name="Embassy BT" fo:language="en" fo:country="US" officeooo:rsid="004bf641"/>
    </style:style>
    <style:style style:name="T190" style:family="text">
      <style:text-properties fo:language="en" fo:country="US" officeooo:rsid="0053e5fd"/>
    </style:style>
    <style:style style:name="T191" style:family="text">
      <style:text-properties fo:language="en" fo:country="US" officeooo:rsid="0055d6b3"/>
    </style:style>
    <style:style style:name="T192" style:family="text">
      <style:text-properties style:text-position="super 58%" fo:language="en" fo:country="US" officeooo:rsid="0055d6b3"/>
    </style:style>
    <style:style style:name="T193" style:family="text">
      <style:text-properties style:font-name="Embassy BT" fo:language="en" fo:country="US" officeooo:rsid="0055d6b3"/>
    </style:style>
    <style:style style:name="T194" style:family="text">
      <style:text-properties style:text-position="super 58%" fo:language="en" fo:country="US" officeooo:rsid="00566eba"/>
    </style:style>
    <style:style style:name="T195" style:family="text">
      <style:text-properties fo:language="en" fo:country="US" fo:font-style="italic" style:text-underline-style="none" officeooo:rsid="00566eba" style:font-style-asian="italic" style:font-style-complex="italic"/>
    </style:style>
    <style:style style:name="T196" style:family="text">
      <style:text-properties style:font-name="Embassy BT" fo:language="en" fo:country="US" fo:font-style="italic" style:text-underline-style="none" fo:font-weight="bold" officeooo:rsid="00566eba" style:font-style-asian="italic" style:font-weight-asian="bold" style:font-style-complex="italic" style:font-weight-complex="bold"/>
    </style:style>
    <style:style style:name="T197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8" style:family="text">
      <style:text-properties style:font-name="Embassy BT" fo:language="en" fo:country="US" officeooo:rsid="00566eba"/>
    </style:style>
    <style:style style:name="T199" style:family="text">
      <style:text-properties fo:language="en" fo:country="US" officeooo:rsid="0056e492"/>
    </style:style>
    <style:style style:name="T200" style:family="text">
      <style:text-properties style:font-name="Embassy BT" fo:language="en" fo:country="US" officeooo:rsid="0056e492"/>
    </style:style>
    <style:style style:name="T201" style:family="text">
      <style:text-properties fo:language="en" fo:country="US" officeooo:rsid="00587332"/>
    </style:style>
    <style:style style:name="T202" style:family="text">
      <style:text-properties style:font-name="Embassy BT" fo:language="en" fo:country="US" officeooo:rsid="00587332"/>
    </style:style>
    <style:style style:name="T203" style:family="text">
      <style:text-properties style:text-position="super 58%" fo:language="en" fo:country="US" style:text-underline-style="none" officeooo:rsid="00587332"/>
    </style:style>
    <style:style style:name="T204" style:family="text">
      <style:text-properties fo:language="en" fo:country="US" officeooo:rsid="005d26ff"/>
    </style:style>
    <style:style style:name="T205" style:family="text">
      <style:text-properties style:font-name="Embassy BT" fo:language="en" fo:country="US" officeooo:rsid="005d26ff"/>
    </style:style>
    <style:style style:name="T206" style:family="text">
      <style:text-properties style:font-name="Embassy BT" fo:language="en" fo:country="US" officeooo:rsid="0070220b"/>
    </style:style>
    <style:style style:name="T207" style:family="text">
      <style:text-properties fo:language="en" fo:country="US" officeooo:rsid="005e2870"/>
    </style:style>
    <style:style style:name="T208" style:family="text">
      <style:text-properties style:font-name="Embassy BT" fo:language="en" fo:country="US" officeooo:rsid="005e2870"/>
    </style:style>
    <style:style style:name="T209" style:family="text">
      <style:text-properties style:text-line-through-style="solid" style:text-line-through-type="single" style:font-name="Embassy BT" fo:language="en" fo:country="US" officeooo:rsid="005e2870"/>
    </style:style>
    <style:style style:name="T210" style:family="text">
      <style:text-properties fo:language="en" fo:country="US" officeooo:rsid="005f6f66"/>
    </style:style>
    <style:style style:name="T211" style:family="text">
      <style:text-properties style:font-name="Embassy BT" fo:language="en" fo:country="US" officeooo:rsid="005f6f66"/>
    </style:style>
    <style:style style:name="T212" style:family="text">
      <style:text-properties style:font-name="Embassy BT" fo:language="en" fo:country="US" officeooo:rsid="0060cdab"/>
    </style:style>
    <style:style style:name="T213" style:family="text">
      <style:text-properties fo:language="en" fo:country="US" officeooo:rsid="0060cdab"/>
    </style:style>
    <style:style style:name="T214" style:family="text">
      <style:text-properties fo:language="en" fo:country="US" officeooo:rsid="0062d777"/>
    </style:style>
    <style:style style:name="T215" style:family="text">
      <style:text-properties style:font-name="Embassy BT" fo:language="en" fo:country="US" officeooo:rsid="0062d777"/>
    </style:style>
    <style:style style:name="T216" style:family="text">
      <style:text-properties style:font-name="Embassy BT" fo:language="en" fo:country="US" officeooo:rsid="00648aca"/>
    </style:style>
    <style:style style:name="T217" style:family="text">
      <style:text-properties fo:language="en" fo:country="US" officeooo:rsid="00648aca"/>
    </style:style>
    <style:style style:name="T218" style:family="text">
      <style:text-properties style:font-name="Embassy BT" fo:language="en" fo:country="US" officeooo:rsid="0065a63e"/>
    </style:style>
    <style:style style:name="T219" style:family="text">
      <style:text-properties fo:language="en" fo:country="US" officeooo:rsid="00668873"/>
    </style:style>
    <style:style style:name="T220" style:family="text">
      <style:text-properties style:font-name="Embassy BT" fo:language="en" fo:country="US" officeooo:rsid="00668873"/>
    </style:style>
    <style:style style:name="T221" style:family="text">
      <style:text-properties style:font-name="Embassy BT" fo:language="en" fo:country="US" officeooo:rsid="00686a13"/>
    </style:style>
    <style:style style:name="T222" style:family="text">
      <style:text-properties fo:language="en" fo:country="US" officeooo:rsid="006b861a"/>
    </style:style>
    <style:style style:name="T223" style:family="text">
      <style:text-properties style:font-name="Embassy BT" fo:language="en" fo:country="US" officeooo:rsid="006b861a"/>
    </style:style>
    <style:style style:name="T224" style:family="text">
      <style:text-properties fo:language="en" fo:country="US" fo:font-style="normal" style:text-underline-style="none" officeooo:rsid="006b861a" style:font-style-asian="normal" style:font-style-complex="normal"/>
    </style:style>
    <style:style style:name="T225" style:family="text">
      <style:text-properties style:font-name="Embassy BT" fo:language="en" fo:country="US" fo:font-style="normal" style:text-underline-style="none" officeooo:rsid="006b861a" style:font-style-asian="normal" style:font-style-complex="normal"/>
    </style:style>
    <style:style style:name="T226" style:family="text">
      <style:text-properties style:text-line-through-style="solid" style:text-line-through-type="single" style:font-name="Embassy BT" fo:language="en" fo:country="US" fo:font-style="normal" style:text-underline-style="none" officeooo:rsid="006b861a" style:font-style-asian="normal" style:font-style-complex="normal"/>
    </style:style>
    <style:style style:name="T227" style:family="text">
      <style:text-properties fo:language="en" fo:country="US" officeooo:rsid="006d501c"/>
    </style:style>
    <style:style style:name="T228" style:family="text">
      <style:text-properties style:font-name="Embassy BT" fo:language="en" fo:country="US" officeooo:rsid="006d501c"/>
    </style:style>
    <style:style style:name="T229" style:family="text">
      <style:text-properties fo:language="en" fo:country="US" officeooo:rsid="0070453f"/>
    </style:style>
    <style:style style:name="T230" style:family="text">
      <style:text-properties fo:language="en" fo:country="US" officeooo:rsid="0071a176"/>
    </style:style>
    <style:style style:name="T231" style:family="text">
      <style:text-properties fo:language="en" fo:country="US" officeooo:rsid="0071dde7"/>
    </style:style>
    <style:style style:name="T232" style:family="text">
      <style:text-properties style:font-name="Embassy BT" fo:language="en" fo:country="US" officeooo:rsid="0071dde7"/>
    </style:style>
    <style:style style:name="T233" style:family="text">
      <style:text-properties fo:language="en" fo:country="US" officeooo:rsid="00720864"/>
    </style:style>
    <style:style style:name="T234" style:family="text">
      <style:text-properties style:font-name="Embassy BT" fo:language="en" fo:country="US" officeooo:rsid="00720864"/>
    </style:style>
    <style:style style:name="T235" style:family="text">
      <style:text-properties fo:language="en" fo:country="US" officeooo:rsid="00729fdd"/>
    </style:style>
    <style:style style:name="T236" style:family="text">
      <style:text-properties style:font-name="Embassy BT" fo:language="en" fo:country="US" officeooo:rsid="00729fdd"/>
    </style:style>
    <style:style style:name="T237" style:family="text">
      <style:text-properties style:text-line-through-style="solid" style:text-line-through-type="single" style:font-name="Embassy BT" fo:language="en" fo:country="US" officeooo:rsid="00729fdd"/>
    </style:style>
    <style:style style:name="T238" style:family="text">
      <style:text-properties fo:language="en" fo:country="US" officeooo:rsid="0073b08d"/>
    </style:style>
    <style:style style:name="T239" style:family="text">
      <style:text-properties style:text-position="sub 58%" fo:language="en" fo:country="US" officeooo:rsid="0073b08d"/>
    </style:style>
    <style:style style:name="T240" style:family="text">
      <style:text-properties fo:color="#000000" loext:opacity="100%" fo:language="en" fo:country="US" officeooo:rsid="0073b08d"/>
    </style:style>
    <style:style style:name="T241" style:family="text">
      <style:text-properties fo:color="#000000" loext:opacity="100%" style:text-position="sub 58%" fo:language="en" fo:country="US" officeooo:rsid="0073b08d"/>
    </style:style>
    <style:style style:name="T242" style:family="text">
      <style:text-properties style:text-position="sub 58%" fo:language="en" fo:country="US"/>
    </style:style>
    <style:style style:name="T243" style:family="text">
      <style:text-properties fo:language="en" fo:country="US" officeooo:rsid="00756236"/>
    </style:style>
    <style:style style:name="T244" style:family="text">
      <style:text-properties style:text-position="sub 58%" fo:language="en" fo:country="US" officeooo:rsid="00756236"/>
    </style:style>
    <style:style style:name="T245" style:family="text">
      <style:text-properties fo:language="en" fo:country="US" fo:font-style="italic" style:font-style-asian="italic"/>
    </style:style>
    <style:style style:name="T246" style:family="text">
      <style:text-properties style:text-position="sub 58%" fo:language="en" fo:country="US" fo:font-style="italic" style:text-underline-style="none" officeooo:rsid="00756236" style:font-style-asian="italic" style:font-style-complex="italic"/>
    </style:style>
    <style:style style:name="T247" style:family="text">
      <style:text-properties fo:language="en" fo:country="US" officeooo:rsid="007592af"/>
    </style:style>
    <style:style style:name="T248" style:family="text">
      <style:text-properties fo:language="en" fo:country="US" fo:font-style="italic" style:text-underline-style="none" officeooo:rsid="007592af" style:font-style-asian="italic" style:font-style-complex="italic"/>
    </style:style>
    <style:style style:name="T249" style:family="text">
      <style:text-properties style:font-name="Embassy BT" fo:language="en" fo:country="US" fo:font-style="normal" style:text-underline-style="none" officeooo:rsid="007592af" style:font-style-asian="normal" style:font-style-complex="normal"/>
    </style:style>
    <style:style style:name="T250" style:family="text">
      <style:text-properties style:font-name="Embassy BT" fo:language="en" fo:country="US" officeooo:rsid="007592af"/>
    </style:style>
    <style:style style:name="T251" style:family="text">
      <style:text-properties fo:color="#000000" loext:opacity="100%" fo:language="en" fo:country="US" officeooo:rsid="007f0f3a"/>
    </style:style>
    <style:style style:name="T252" style:family="text">
      <style:text-properties fo:color="#000000" loext:opacity="100%" style:font-name="Embassy BT" fo:language="en" fo:country="US" officeooo:rsid="007f0f3a"/>
    </style:style>
    <style:style style:name="T253" style:family="text">
      <style:text-properties fo:color="#000000" loext:opacity="100%" fo:language="en" fo:country="US" officeooo:rsid="0076b01c"/>
    </style:style>
    <style:style style:name="T254" style:family="text">
      <style:text-properties fo:color="#000000" loext:opacity="100%" fo:language="en" fo:country="US" officeooo:rsid="00778291"/>
    </style:style>
    <style:style style:name="T255" style:family="text">
      <style:text-properties fo:language="en" fo:country="US" officeooo:rsid="00778291"/>
    </style:style>
    <style:style style:name="T256" style:family="text">
      <style:text-properties fo:color="#000000" loext:opacity="100%" fo:language="en" fo:country="US" officeooo:rsid="0077df3f"/>
    </style:style>
    <style:style style:name="T257" style:family="text">
      <style:text-properties fo:language="en" fo:country="US" officeooo:rsid="0077df3f"/>
    </style:style>
    <style:style style:name="T258" style:family="text">
      <style:text-properties style:font-name="Embassy BT" fo:language="en" fo:country="US" officeooo:rsid="00786f51"/>
    </style:style>
    <style:style style:name="T259" style:family="text">
      <style:text-properties fo:language="en" fo:country="US" officeooo:rsid="00786f51"/>
    </style:style>
    <style:style style:name="T260" style:family="text">
      <style:text-properties style:font-name="Embassy BT" fo:language="en" fo:country="US" fo:font-weight="bold" officeooo:rsid="00786f51" style:font-weight-asian="bold" style:font-weight-complex="bold"/>
    </style:style>
    <style:style style:name="T261" style:family="text">
      <style:text-properties fo:language="en" fo:country="US" officeooo:rsid="007a0ba1"/>
    </style:style>
    <style:style style:name="T262" style:family="text">
      <style:text-properties style:font-name="Embassy BT" fo:language="en" fo:country="US" officeooo:rsid="007a0ba1"/>
    </style:style>
    <style:style style:name="T263" style:family="text">
      <style:text-properties style:text-line-through-style="solid" style:text-line-through-type="single" style:font-name="Embassy BT" fo:language="en" fo:country="US" officeooo:rsid="007a0ba1"/>
    </style:style>
    <style:style style:name="T264" style:family="text">
      <style:text-properties fo:language="en" fo:country="US" officeooo:rsid="007b5269"/>
    </style:style>
    <style:style style:name="T265" style:family="text">
      <style:text-properties style:font-name="Embassy BT" fo:language="en" fo:country="US" officeooo:rsid="007b5269"/>
    </style:style>
    <style:style style:name="T266" style:family="text">
      <style:text-properties style:font-name="Embassy BT" fo:language="en" fo:country="US" fo:font-style="normal" style:text-underline-style="none" officeooo:rsid="007b5269" style:font-style-asian="normal" style:font-style-complex="normal"/>
    </style:style>
    <style:style style:name="T267" style:family="text">
      <style:text-properties fo:language="en" fo:country="US" officeooo:rsid="007cd843"/>
    </style:style>
    <style:style style:name="T268" style:family="text">
      <style:text-properties style:font-name="Embassy BT" fo:language="en" fo:country="US" officeooo:rsid="007eaa03"/>
    </style:style>
    <style:style style:name="T269" style:family="text">
      <style:text-properties style:font-name="Comic Sans MS" fo:language="en" fo:country="US" fo:font-style="normal" style:text-underline-style="none" officeooo:rsid="007b5269" style:font-style-asian="normal" style:font-style-complex="normal"/>
    </style:style>
    <style:style style:name="T270" style:family="text">
      <style:text-properties style:font-name="Comic Sans MS" fo:language="en" fo:country="US" fo:font-style="normal" style:text-underline-style="none" officeooo:rsid="007cd843" style:font-style-asian="normal" style:font-style-complex="normal"/>
    </style:style>
    <style:style style:name="T271" style:family="text">
      <style:text-properties style:font-name="Freehand521 BT" fo:language="en" fo:country="US" fo:font-style="normal" style:text-underline-style="none" officeooo:rsid="007cd843" style:font-style-asian="normal" style:font-style-complex="normal"/>
    </style:style>
    <style:style style:name="T272" style:family="text">
      <style:text-properties style:font-name="Comic Sans MS" fo:language="en" fo:country="U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<text:span text:style-name="T1">Informações sobre </text:span><text:span text:style-name="T2">os destaques d</text:span><text:span text:style-name="T1">este </text:span>documento – As<text:span text:style-name="T3"> traduções </text:span><text:span text:style-name="T4">NÃO estão</text:span><text:span text:style-name="T3"> ao pé da letra, sim, </text:span><text:span text:style-name="T5">é</text:span><text:span text:style-name="T3"> o que faz sentido!</text:span></text:p>
          </table:table-cell>
          <table:covered-table-cell/>
        </table:table-row>
        <table:table-row>
          <table:table-cell table:style-name="Tabela1.A2" office:value-type="string">
            <text:p text:style-name="P2"><text:span text:style-name="T6">closest</text:span>(ENTRE PARENTESES MAIÚSCULAS)</text:p>
          </table:table-cell>
          <table:table-cell table:style-name="Tabela1.B2" office:value-type="string">
            <text:p text:style-name="P3">Tradução da palavra no contexto do documento </text:p>
            <text:p text:style-name="P3"><text:span text:style-name="T7">Ex:</text:span> <text:span text:style-name="T8">closest(MAIS PERTO)</text:span></text:p>
          </table:table-cell>
        </table:table-row>
        <table:table-row>
          <table:table-cell table:style-name="Tabela1.A3" office:value-type="string">
            <text:p text:style-name="P4">destacado</text:p>
          </table:table-cell>
          <table:table-cell table:style-name="Tabela1.B3" office:value-type="string">
            <text:p text:style-name="P5"><text:span text:style-name="T7">São</text:span> Phrasal verbs <text:span text:style-name="T7">porém podem ser apenas destaques</text:span></text:p>
          </table:table-cell>
        </table:table-row>
        <table:table-row>
          <table:table-cell table:style-name="Tabela1.A2" office:value-type="string">
            <text:p text:style-name="P6">Itálico <text:span text:style-name="T9">ou sublinhado</text:span><text:span text:style-name="T10"> </text:span><text:span text:style-name="T11">OU AMBOS </text:span><text:span text:style-name="T10">quando faz mais sentido se traduzido junto </text:span><text:span text:style-name="T12">OU é uma </text:span><text:span text:style-name="T13">expressão idiomática bastante usada.</text:span></text:p>
          </table:table-cell>
          <table:table-cell table:style-name="Tabela1.B2" office:value-type="string">
            <text:p text:style-name="P7"><text:span text:style-name="T14">to go down the street</text:span>(<text:span text:style-name="T15">descer a rua</text:span>) </text:p>
            <text:p text:style-name="P8">OU</text:p>
            <text:p text:style-name="P9">to go down the street(<text:span text:style-name="T15">descer a rua</text:span>)</text:p>
          </table:table-cell>
        </table:table-row>
        <table:table-row>
          <table:table-cell table:style-name="Tabela1.A3" office:value-type="string">
            <text:p text:style-name="P10"><text:span text:style-name="T16">S</text:span><text:span text:style-name="T17">obrescrito tachado</text:span><text:span text:style-name="T18"> </text:span><text:span text:style-name="T19">Contém informações adicionais sobre a palavra</text:span><text:span text:style-name="T20"> </text:span><text:span text:style-name="T21">o sobrescrito</text:span><text:span text:style-name="T22"> </text:span><text:span text:style-name="T23">pode não ser destacado quando a informação for só relacionado a palavra em questão.</text:span></text:p>
          </table:table-cell>
          <table:table-cell table:style-name="Tabela1.B3" office:value-type="string">
            <text:p text:style-name="P11">weight /weit/ peso - wait /weit/ esperar as duas palavras tem a mesma pronúncia</text:p>
          </table:table-cell>
        </table:table-row>
        <table:table-row table:style-name="Tabela1.6">
          <table:table-cell table:style-name="Tabela1.A6" office:value-type="string">
            <text:p text:style-name="P12" loext:marker-style-name="T24"><text:a xlink:type="simple" xlink:href="https://youtu.be/UF8uR6Z6KLc?si=HAYUf_NllC5cF4Pl&amp;t=21" office:name="lINK PARA O VÍDEO COM STEVE JOBS NO YOUTUBE" text:style-name="Internet_20_link" text:visited-style-name="Visited_20_Internet_20_Link"><text:span text:style-name="T25">LINK PARA O VÍDEO COM STEVE JOBS NO YOUTUBE</text:span></text:a></text:p>
            <text:p text:style-name="P12" loext:marker-style-name="T24"/>
            <text:p text:style-name="P13"><text:a xlink:type="simple" xlink:href="https://news.stanford.edu/stories/2005/06/youve-got-find-love-jobs-says" office:name="LINK PARA O TRXTO DO DISCURSO" text:style-name="Internet_20_link" text:visited-style-name="Visited_20_Internet_20_Link"><text:span text:style-name="T26">LINK PARA O TEXTO DO DISCURSO</text:span></text:a> </text:p>
            <text:p text:style-name="P13"/>
            <text:p text:style-name="P13"><text:a xlink:type="simple" xlink:href="#Marca-página 1" office:name="LEVA VOCÊ PARA UMA PALAVRA JÁ TRADUZIDA" text:style-name="Internet_20_link" text:visited-style-name="Visited_20_Internet_20_Link"><text:span text:style-name="T27">@</text:span></text:a><text:span text:style-name="T28"> leva para uma palavra que já foi traduzida </text:span><text:span text:style-name="T29">que </text:span><text:span text:style-name="T28">se repete ao longo do texto.</text:span></text:p>
            <text:p text:style-name="P13"><text:span text:style-name="T28"/></text:p>
            <text:p text:style-name="P13"><text:span text:style-name="T28">Steve Jobs: (</text:span><text:a xlink:type="simple" xlink:href="https://youtu.be/UF8uR6Z6KLc?si=HAYUf_NllC5cF4Pl&amp;t=21" text:style-name="Internet_20_link" text:visited-style-name="Visited_20_Internet_20_Link"><text:span text:style-name="T28">00:21</text:span></text:a><text:span text:style-name="T28">) </text:span><text:span text:style-name="T30">etc… Formato HORA (00:XX) leva ao exato momento da fala no vídeo</text:span></text:p>
          </table:table-cell>
          <table:table-cell table:style-name="Tabela1.B6" office:value-type="string">
            <text:p text:style-name="P14" loext:marker-style-name="T24"><text:span text:style-name="T31">*</text:span><text:span text:style-name="T32">CHAMA</text:span><text:span text:style-name="T31"> atenção para outros significados</text:span></text:p>
            <text:p text:style-name="P14" loext:marker-style-name="T24"><text:span text:style-name="T31"/></text:p>
            <text:p text:style-name="P14" loext:marker-style-name="T24"><text:span text:style-name="T31"/></text:p>
            <text:p text:style-name="P14" loext:marker-style-name="T24"><text:span text:style-name="T31"/></text:p>
            <text:p text:style-name="P14" loext:marker-style-name="T24"><text:span text:style-name="T31"/></text:p>
            <text:p text:style-name="P14" loext:marker-style-name="T24"><text:span text:style-name="T31"/></text:p>
          </table:table-cell>
        </table:table-row>
        <table:table-row>
          <table:table-cell table:style-name="Tabela1.A2" office:value-type="string">
            <text:p text:style-name="P15"><text:span text:style-name="T33">1,2,3...</text:span> <text:span text:style-name="T34">número</text:span> acompanhado de <text:span text:style-name="T33">sobrescrito</text:span></text:p>
          </table:table-cell>
          <table:table-cell table:style-name="Tabela1.B2" office:value-type="string">
            <text:p text:style-name="P16" loext:marker-style-name="T24">Indica informações gramaticais adicionais</text:p>
          </table:table-cell>
        </table:table-row>
        <table:table-row>
          <table:table-cell table:style-name="Tabela1.A8" table:number-columns-spanned="2" office:value-type="string">
            <text:p text:style-name="P17" loext:marker-style-name="T24"><text:span text:style-name="Strong_20_Emphasis"><text:span text:style-name="T35">Sobre este trabalho:</text:span></text:span><text:span text:style-name="T35"><text:line-break/>Eu</text:span><text:span text:style-name="T36"> Noel R Reis f</text:span><text:span text:style-name="T35">ui inspirado pelas traduções feitas pelo professor </text:span><text:span text:style-name="Strong_20_Emphasis"><text:span text:style-name="T35">Rui Ventura</text:span></text:span><text:span text:style-name="T35">, que gentilmente (e gratuitamente!) compartilha seu tempo e conhecimento no </text:span><text:a xlink:type="simple" xlink:href="https://www.youtube.com/@ProfessorRuiVentura" office:name="Clique Aqui para o canal" text:style-name="Internet_20_link" text:visited-style-name="Visited_20_Internet_20_Link"><text:span text:style-name="T37">YouTube</text:span></text:a><text:span text:style-name="T35">, sempre com muito bom humor — principalmente nas </text:span><text:span text:style-name="T38">noites</text:span><text:span text:style-name="T35"> de domingo e nas noites de segunda (quando metade do planeta já desistiu da semana </text:span><text:span text:style-name="T38">e a galera está chapada ou de ressaca</text:span><text:span text:style-name="T35">).</text:span></text:p>
            <text:p text:style-name="P18"><text:span text:style-name="T35">Além disso, Rui também dá dicas preciosas no </text:span><text:a xlink:type="simple" xlink:href="http://instagram.com/professorruiventura" office:name="Siga Rui Ventura" text:style-name="Internet_20_link" text:visited-style-name="Visited_20_Internet_20_Link"><text:span text:style-name="T39">Instagram</text:span></text:a><text:span text:style-name="T35"> e disponibiliza duas versões gratuitas </text:span><text:span text:style-name="T40">(</text:span><text:a xlink:type="simple" xlink:href="https://kultivi.com/cursos/idiomas/ingles" office:name="Primeira versão do curso" text:style-name="Internet_20_link" text:visited-style-name="Visited_20_Internet_20_Link"><text:span text:style-name="T41">versão 1</text:span></text:a><text:span text:style-name="T40"> - </text:span><text:a xlink:type="simple" xlink:href="https://kultivi.com/cursos/idiomas/curso-de-ingles-kultivi-20" office:name="Vá para a versão 2.0" text:style-name="Internet_20_link" text:visited-style-name="Visited_20_Internet_20_Link"><text:span text:style-name="T41">versão 2</text:span></text:a><text:span text:style-name="T40">)</text:span><text:span text:style-name="T35"> de cursos </text:span><text:span text:style-name="T42">de Inglês</text:span><text:span text:style-name="T35"> na plataforma Kultivi. <text:line-break/>Obviamente, há também uma versão paga — chamada </text:span><text:a xlink:type="simple" xlink:href="https://professorruiventura.com.br/" office:name="Saiba mais sobre o curso." text:style-name="Internet_20_link" text:visited-style-name="Visited_20_Internet_20_Link"><text:span text:style-name="Strong_20_Emphasis"><text:span text:style-name="T43">ETG, English To Go!</text:span></text:span></text:a><text:span text:style-name="T35"> — pra quem quer colocar o inglês no modo turbo.</text:span></text:p>
            <text:p text:style-name="P19">Feita essa justa apresentação, quero deixar claro que:</text:p>
            <text:list text:style-name="L1">
              <text:list-item>
                <text:p text:style-name="P20">Sou muito grato ao Rui por suas aulas, seus conselhos e pelo bom humor que faz a gente até esquecer que está <text:span text:style-name="T44">estudando</text:span>.</text:p>
              </text:list-item>
              <text:list-item>
                <text:p text:style-name="P20">Não sou professor de inglês e, sinceramente, nem nas minhas mais loucas aventuras eu cogitei ser.</text:p>
              </text:list-item>
              <text:list-item>
                <text:p text:style-name="P20">Não sei inglês (ainda), mas estou aprendendo no ritmo que a vida <text:span text:style-name="T44">e a idade</text:span> permite<text:span text:style-name="T44">m</text:span> — às vezes com café, às vezes com desespero.</text:p>
              </text:list-item>
              <text:list-item>
                <text:p text:style-name="P21"><text:span text:style-name="T35">Este trabalho é fruto de muita pesquisa, </text:span><text:span text:style-name="T45">tradução, interpretação,</text:span><text:span text:style-name="T35"> dedicação e algumas noites pensando “por que mesmo o plural de </text:span><text:span text:style-name="Emphasis"><text:span text:style-name="T35">mouse</text:span></text:span><text:span text:style-name="T35"> não é </text:span><text:span text:style-name="Emphasis"><text:span text:style-name="T35">mouses</text:span></text:span><text:span text:style-name="T35">?” </text:span><text:span text:style-name="T46">Mas, ele está longe de encerrar o assunto.</text:span></text:p>
              </text:list-item>
              <text:list-item>
                <text:p text:style-name="P20">Este trabalho é livre. Faça o que quiser com ele — só não venda como NFT, por favor.</text:p>
              </text:list-item>
              <text:list-item>
                <text:p text:style-name="P21"><text:span text:style-name="T35">Sempre edite com o </text:span><text:span text:style-name="Strong_20_Emphasis"><text:span text:style-name="T35">LibreOffice Writer</text:span></text:span><text:span text:style-name="T35">. Usar o Word aqui pode causar mais danos que um </text:span><text:span text:style-name="Emphasis"><text:span text:style-name="T35">false cognate</text:span></text:span><text:span text:style-name="T35"> em entrevista de emprego.</text:span></text:p>
              </text:list-item>
              <text:list-item>
                <text:p text:style-name="P20">A versão editável estará disponível para download em: <text:a xlink:type="simple" xlink:href="https://github.com/noelreis/ArquivosParaEstudo/raw/e86425ebb9b44dc3eb0c29cbf0bc6775b7656157/Steve%20Jobs%20Texto%20Completo-ODF.odt" office:name="Steve Jobs - Texto Completo" text:style-name="Internet_20_link" text:visited-style-name="Visited_20_Internet_20_Link"><text:span text:style-name="T47">CLIQUE PARA FAZER O DOWNLOAD</text:span></text:a></text:p>
              </text:list-item>
              <text:list-item>
                <text:p text:style-name="P20">E um pedido: remova as traduções das palavras que você já conhece, e adicione as que ainda te deixam confuso (ou parecem nome de banda britânica).</text:p>
              </text:list-item>
              <text:list-item>
                <text:p text:style-name="P22">Contato, <text:span text:style-name="T48">sugestões</text:span> <text:span text:style-name="T49">ou comentários</text:span>: noelr<text:span text:style-name="T50">reis</text:span><text:span text:style-name="T51">AT</text:span>gmail.com</text:p>
              </text:list-item>
            </text:list>
          </table:table-cell>
          <table:covered-table-cell/>
        </table:table-row>
      </table:table>
      <text:p text:style-name="P23" loext:marker-style-name="T24"><text:soft-page-break/><text:span text:style-name="T52"/></text:p>
      <text:p text:style-name="P24" loext:marker-style-name="T24"><text:span text:style-name="T53"/></text:p>
      <text:p text:style-name="P25" loext:marker-style-name="T24"><text:span text:style-name="T54">Steve Jobs's 2005 Stanford Commencement Address</text:span></text:p>
      <text:p text:style-name="P24" loext:marker-style-name="T24"><text:span text:style-name="T53">Steve Jobs: (</text:span><text:a xlink:type="simple" xlink:href="https://www.rev.com/transcript-editor/shared/LvVF3neFv9iEVo_gLgySF-wFW9-6_dDZ0tyxSqBIt-8PekqHszB3d1W0Wy_BeRoVLGHzrKozmkrTZpydOBFqSDMVrDA?loadFrom=PastedDeeplink&amp;ts=21.17" text:style-name="Internet_20_link" text:visited-style-name="Visited_20_Internet_20_Link"><text:span text:style-name="T55">00:21</text:span></text:a><text:span text:style-name="T53">) </text:span><text:span text:style-name="T6"><text:line-break/>Thank you. </text:span></text:p>
      <text:p text:style-name="P24" loext:marker-style-name="T24"><text:span text:style-name="T6">I'm honored(HONRA/HONRADO) to be with you today for your commencement(FORMATURA) from one of the finest(MELHORES </text:span><text:span text:style-name="T56">superlativo de fine/</text:span><text:bookmark-start text:name="MELHOR"/><text:span text:style-name="T57">MELHOR</text:span><text:bookmark-end text:name="MELHOR"/><text:span text:style-name="T6">) universities in the world</text:span><text:span text:style-name="T58">(MUNDO)</text:span><text:span text:style-name="T6">. </text:span></text:p>
      <text:p text:style-name="P24" loext:marker-style-name="T24"><text:span text:style-name="T59">Truth be told</text:span><text:span text:style-name="T60">(p</text:span><text:span text:style-name="T61">ara ser sincero</text:span><text:span text:style-name="T60"> </text:span><text:span text:style-name="T62">-VERDADE SEJA DITA</text:span><text:span text:style-name="T60">)</text:span><text:span text:style-name="T6">, I never graduated from college and this is the closest I've ever gotten</text:span><text:span text:style-name="T63">()</text:span><text:span text:style-name="T6"> to a college graduation. </text:span></text:p>
      <text:p text:style-name="P24" loext:marker-style-name="T24"><text:span text:style-name="T6">Today I wanna</text:span><text:span text:style-name="T64">(QUERO </text:span><text:span text:style-name="T65">want to</text:span><text:span text:style-name="T64">)</text:span><text:span text:style-name="T6"> tell you three stories from my life. </text:span></text:p>
      <text:p text:style-name="P24" loext:marker-style-name="T24"><text:span text:style-name="T66">That's it. </text:span><text:span text:style-name="T67">No big deal</text:span><text:span text:style-name="T66">(</text:span><text:span text:style-name="T68">nada de especial</text:span><text:span text:style-name="T66">). </text:span><text:span text:style-name="T6">Just three stories. </text:span></text:p>
      <text:p text:style-name="P24" loext:marker-style-name="T24"><text:span text:style-name="T6">The first story is about connecting the dots. </text:span></text:p>
      <text:p text:style-name="P24" loext:marker-style-name="T24"><text:span text:style-name="T6">I </text:span><text:span text:style-name="T69">dropped out</text:span><text:span text:style-name="T70">(</text:span><text:span text:style-name="T71">LARGUEI</text:span><text:span text:style-name="T70">) </text:span><text:span text:style-name="T6">of Reed College after the first 6 months, but then </text:span><text:span text:style-name="T72">stayed around</text:span><text:span text:style-name="T64">(</text:span><text:span text:style-name="T71">FIQUEI POR LÁ</text:span><text:span text:style-name="T64">) </text:span><text:span text:style-name="T6">as a </text:span><text:span text:style-name="T69">drop in</text:span><text:span text:style-name="T70">(</text:span><text:span text:style-name="T73">APARECER </text:span><text:span text:style-name="T74">VISITANTE CASUAL</text:span><text:span text:style-name="T70">) </text:span><text:span text:style-name="T6">for another 18 months or so before I really quit.</text:span></text:p>
      <text:p text:style-name="P24" loext:marker-style-name="T24"><text:span text:style-name="T6"><text:s/>So why did I </text:span><text:span text:style-name="T69">drop out</text:span><text:span text:style-name="T70">(</text:span><text:span text:style-name="T71">ABANDONEI</text:span><text:span text:style-name="T70">)?</text:span><text:span text:style-name="T6"> </text:span></text:p>
      <text:p text:style-name="P24" loext:marker-style-name="T24"><text:span text:style-name="T6">It started </text:span><text:span text:style-name="T75">before I was born</text:span><text:span text:style-name="T76">(ANTES DE EU NASCER)</text:span><text:span text:style-name="T6">. </text:span></text:p>
      <text:p text:style-name="P24" loext:marker-style-name="T24"><text:span text:style-name="T6"/></text:p>
      <text:p text:style-name="P24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75.2" text:style-name="Internet_20_link" text:visited-style-name="Visited_20_Internet_20_Link"><text:span text:style-name="T77">01:15</text:span></text:a><text:span text:style-name="T6">) </text:span></text:p>
      <text:p text:style-name="P24" loext:marker-style-name="T24"><text:span text:style-name="T6">My biological mother was a young, unwed graduate student, and she decided to put me up for adoption. </text:span></text:p>
      <text:p text:style-name="P24" loext:marker-style-name="T24"><text:span text:style-name="T6">She felt</text:span><text:span text:style-name="T70">(</text:span><text:span text:style-name="T76">ACHAVA</text:span><text:span text:style-name="T70">)</text:span><text:span text:style-name="T6"> </text:span><text:span text:style-name="T75">very strongly</text:span><text:span text:style-name="T76">(MUITO FORTEMENTE)</text:span><text:span text:style-name="T6"> that I should</text:span><text:span text:style-name="T76">(DEVERIA)</text:span><text:span text:style-name="T6"> be adopted by college graduates, so everything was </text:span><text:span text:style-name="T78">all set</text:span><text:span text:style-name="T73">(</text:span><text:span text:style-name="T79">tudo preparado</text:span><text:span text:style-name="T73">)</text:span><text:span text:style-name="T6"> for me to be adopted at birth by a lawyer</text:span><text:span text:style-name="T60">(ADVOGADO)</text:span><text:span text:style-name="T6"> and his wife. </text:span></text:p>
      <text:p text:style-name="P24" loext:marker-style-name="T24"><text:span text:style-name="T6">Except that when I </text:span><text:span text:style-name="T69">popped out</text:span><text:span text:style-name="T70">(</text:span><text:span text:style-name="T80">APARECER DE REPENTE </text:span><text:span text:style-name="T81">neste caso NASCI</text:span><text:span text:style-name="T70">) </text:span><text:span text:style-name="T75">they decided</text:span><text:span text:style-name="T82">(</text:span><text:span text:style-name="T83">ELES </text:span><text:span text:style-name="T82">DECIDIRAM)</text:span><text:span text:style-name="T6">at the last minute that </text:span><text:span text:style-name="T75">they really</text:span><text:span text:style-name="T82">(</text:span><text:span text:style-name="T83">ELES</text:span><text:span text:style-name="T82">QUERIAM) </text:span><text:span text:style-name="T6">wanted</text:span><text:span text:style-name="T82">(PROCURAVAM)</text:span><text:span text:style-name="T6"> a girl.-</text:span></text:p>
      <text:p text:style-name="P26" loext:marker-style-name="T24"><text:span text:style-name="T24">So my parents, who were on a </text:span><text:span text:style-name="T84">waiting</text:span><text:span text:style-name="T85"> </text:span><text:span text:style-name="T84">list</text:span><text:span text:style-name="T86">(</text:span><text:span text:style-name="T87">lista de espera</text:span><text:span text:style-name="T86">)</text:span><text:span text:style-name="T24">, </text:span><text:span text:style-name="T88">got a call</text:span><text:span text:style-name="T89">(</text:span><text:span text:style-name="T87">receberam uma chamada</text:span><text:span text:style-name="T89">) </text:span><text:span text:style-name="T24">in the middle of the night asking: </text:span></text:p>
      <text:p text:style-name="P26" loext:marker-style-name="T24"><text:span text:style-name="T24">"</text:span><text:span text:style-name="T90">We've got</text:span><text:span text:style-name="T86">(</text:span><text:span text:style-name="T87">nós temos</text:span><text:span text:style-name="T86">)</text:span><text:span text:style-name="T24"> an unexpected</text:span><text:span text:style-name="T89">(</text:span><text:span text:style-name="T86">INESPERADO</text:span><text:span text:style-name="T89">)</text:span><text:span text:style-name="T24"> baby boy; do you want him?". They said: "Of course"</text:span><text:span text:style-name="T89">(</text:span><text:span text:style-name="T86">CLARO</text:span><text:span text:style-name="T89">)</text:span><text:span text:style-name="T24">. My biological mother </text:span><text:span text:style-name="T91">found out</text:span><text:span text:style-name="T89">(</text:span><text:span text:style-name="T86">DESCOBRIU</text:span><text:span text:style-name="T89">)</text:span><text:span text:style-name="T24"> later that my mother had never graduated from college and that my father had never graduated from high school. </text:span></text:p>
      <text:p text:style-name="P26" loext:marker-style-name="T24"><text:span text:style-name="T24">She refused</text:span><text:span text:style-name="T89">(</text:span><text:span text:style-name="T86">RECUSOU</text:span><text:span text:style-name="T89">)</text:span><text:span text:style-name="T24"> to sign the final adoption papers. </text:span></text:p>
      <text:p text:style-name="P26" loext:marker-style-name="T24"><text:span text:style-name="T24">She only relented</text:span><text:span text:style-name="T89">(</text:span><text:span text:style-name="T86">CEDEU</text:span><text:span text:style-name="T89">)</text:span><text:span text:style-name="T24"> a few months later when my parents promised</text:span><text:span text:style-name="T89">(</text:span><text:span text:style-name="T86">PROMETERAM</text:span><text:span text:style-name="T89">)</text:span><text:span text:style-name="T24"> that I would go to college. </text:span></text:p>
      <text:p text:style-name="P27" loext:marker-style-name="T24"><text:span text:style-name="T24">This was the start in my life. </text:span></text:p>
      <text:p text:style-name="P27" loext:marker-style-name="T24"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133.96" text:style-name="Internet_20_link" text:visited-style-name="Visited_20_Internet_20_Link"><text:span text:style-name="T24">02:13</text:span></text:a><text:span text:style-name="T24">) </text:span></text:p>
      <text:p text:style-name="P27" loext:marker-style-name="T24"><text:span text:style-name="T24">And 17 years later </text:span><text:span text:style-name="T88">I did go</text:span><text:span text:style-name="T86">(</text:span><text:span text:style-name="T87">de fato</text:span><text:span text:style-name="T86"> </text:span><text:span text:style-name="T92">REALMENTE FUI</text:span><text:span text:style-name="T86">) </text:span><text:span text:style-name="T24">to college. </text:span></text:p>
      <text:p text:style-name="P26" loext:marker-style-name="T24"><text:span text:style-name="T24">But I naively</text:span><text:span text:style-name="T89">(</text:span><text:span text:style-name="T86">INGENUAMENTE</text:span><text:span text:style-name="T89">)</text:span><text:span text:style-name="T24"> chose</text:span><text:span text:style-name="T89">(</text:span><text:span text:style-name="T86">ESCOLHI</text:span><text:span text:style-name="T89">)</text:span><text:span text:style-name="T24"> a college that was </text:span><text:span text:style-name="T93">almost as expensive</text:span><text:span text:style-name="T24"> as Stanford, and all of my working- class parents' savings</text:span><text:span text:style-name="T94">(ECONOMIAS)</text:span><text:span text:style-name="T24"> were being spent on my college tuition</text:span><text:span text:style-name="T89">(MENSALIDADE)</text:span><text:span text:style-name="T24">.-</text:span></text:p>
      <text:p text:style-name="P28" loext:marker-style-name="T24"><text:span text:style-name="T6">After six months, I couldn’t see the value in it. </text:span></text:p>
      <text:p text:style-name="P28" loext:marker-style-name="T24"><text:span text:style-name="T6">I had no idea what I wanted to do with my life, and no idea how college was going to help me </text:span><text:span text:style-name="T69">figure it out</text:span><text:span text:style-name="T95">(</text:span><text:span text:style-name="T96">ENTENDER ALGO, </text:span><text:span text:style-name="T97">RESOLVER</text:span><text:span text:style-name="T95">)</text:span><text:span text:style-name="T6">. </text:span></text:p>
      <text:p text:style-name="P28" loext:marker-style-name="T24"><text:span text:style-name="T6">And here I was</text:span><text:span text:style-name="T96">(EU IA)</text:span><text:span text:style-name="T6"> spending all of the money my parents had saved their entire life. </text:span></text:p>
      <text:p text:style-name="P28" loext:marker-style-name="T24"><text:soft-page-break/><text:span text:style-name="T6">So I decided to </text:span><text:span text:style-name="T69">drop out</text:span><text:span text:style-name="T98">(ABANDONAR) </text:span><text:span text:style-name="T6">and trust that it would all </text:span><text:span text:style-name="T69">work out</text:span><text:span text:style-name="T98">(FUNCIONAR BEM)</text:span><text:span text:style-name="T6"> OK. </text:span></text:p>
      <text:p text:style-name="P28" loext:marker-style-name="T24"><text:span text:style-name="T6">It was pretty scary at the time, but looking back it was one of the best decisions </text:span><text:span text:style-name="T59">I ever made</text:span><text:span text:style-name="T6">. </text:span></text:p>
      <text:p text:style-name="P29" loext:marker-style-name="T24"><text:span text:style-name="T6">The minute I </text:span><text:span text:style-name="T69">dropped out</text:span><text:span text:style-name="T99">(</text:span><text:bookmark-start text:name="DESISTIU"/><text:span text:style-name="T99">DESISTIU</text:span><text:bookmark-end text:name="DESISTIU"/><text:span text:style-name="T99"> </text:span><text:span text:style-name="T100">(PASSADO DE DROP OUT)</text:span><text:span text:style-name="T99">)</text:span><text:span text:style-name="T6"> I could stop taking the required classes that didn’t interest me, and begin </text:span><text:span text:style-name="T101">1</text:span><text:span text:style-name="T69">dropping in</text:span><text:span text:style-name="T99">(PASSAR RÁPIDO</text:span><text:span text:style-name="T100">(GERÚNDIO) </text:span><text:bookmark-start text:name="Marca-página 1"/><text:span text:style-name="T102">@</text:span><text:bookmark-end text:name="Marca-página 1"/><text:span text:style-name="T103"> </text:span><text:span text:style-name="T99">)</text:span><text:span text:style-name="T6"> on the ones that looked far more interesting.</text:span></text:p>
      <text:p text:style-name="P30" loext:marker-style-name="T24"><text:span text:style-name="T101">1-Q</text:span><text:span text:style-name="T104">uando alguém diz "</text:span><text:span text:style-name="Emphasis"><text:span text:style-name="T104">Just drop in anytime!</text:span></text:span><text:span text:style-name="T104">" significa algo como "</text:span><text:span text:style-name="Strong_20_Emphasis"><text:span text:style-name="T104">Pode aparecer quando quiser!</text:span></text:span><text:span text:style-name="T104">" </text:span></text:p>
      <text:p text:style-name="P30" loext:marker-style-name="T24"><text:span text:style-name="T104"/></text:p>
      <text:p text:style-name="P31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184.62" text:style-name="Internet_20_link" text:visited-style-name="Visited_20_Internet_20_Link"><text:span text:style-name="T105">03:04</text:span></text:a><text:span text:style-name="T6">) </text:span></text:p>
      <text:p text:style-name="P31" loext:marker-style-name="T24"><text:span text:style-name="T6">It wasn’t all romantic. </text:span></text:p>
      <text:p text:style-name="P31" loext:marker-style-name="T24"><text:span text:style-name="T6">I didn’t have a </text:span><text:span text:style-name="T59">dorm room</text:span><text:span text:style-name="T106">(</text:span><text:span text:style-name="T107">quarto de dormir</text:span><text:span text:style-name="T106">), </text:span><text:span text:style-name="T6">so I slept on the floor in friends’ rooms, I returned coke bottles for the 5 cent deposits to buy food with, and I would walk the 7 miles across</text:span><text:span text:style-name="T106">(ATRAVÉS)</text:span><text:span text:style-name="T6"> town every Sunday night to get one good meal a week at the Hare Krishna temple. </text:span></text:p>
      <text:p text:style-name="P31" loext:marker-style-name="T24"><text:span text:style-name="T59">I loved it.</text:span><text:span text:style-name="T6"> </text:span></text:p>
      <text:p text:style-name="P31" loext:marker-style-name="T24"><text:span text:style-name="T6">And much of what I </text:span><text:span text:style-name="T101">2</text:span><text:span text:style-name="T69">stumbled into</text:span><text:span text:style-name="T96">(</text:span><text:span text:style-name="T108">DESCOBRI, </text:span><text:span text:style-name="T109">ME</text:span><text:span text:style-name="T108"> </text:span><text:span text:style-name="T109">ENVOLVI</text:span><text:span text:style-name="T96">)</text:span><text:span text:style-name="T6"> by following</text:span><text:span text:style-name="T108">(SEGUINDO)</text:span><text:span text:style-name="T6"> my curiosity and intuition turned out to be priceless</text:span><text:span text:style-name="T106">(SEM PREÇO)</text:span><text:span text:style-name="T6"> later on.- </text:span></text:p>
      <text:p text:style-name="P31" loext:marker-style-name="T24"><text:span text:style-name="T101">2- </text:span><text:span text:style-name="T110">Entrar em algum lugar por acidente ou sem querer. </text:span><text:span text:style-name="T111">Começar algo sem planejar, meio por acaso. Ex: He stumbled into the wrong meeting room. </text:span><text:span text:style-name="Emphasis"><text:span text:style-name="T111">She stumbled into a career in electronics after helping a friend with a project.</text:span></text:span><text:span text:style-name="T111"> </text:span></text:p>
      <text:p text:style-name="P31" loext:marker-style-name="T24"><text:span text:style-name="T111"/></text:p>
      <text:p text:style-name="P32" loext:marker-style-name="T24"><text:span text:style-name="T59">Let me give</text:span><text:span text:style-name="T112">(</text:span><text:span text:style-name="T113">deixe-me dar</text:span><text:span text:style-name="T112">)</text:span><text:span text:style-name="T6"> you one example: Reed College</text:span><text:span text:style-name="T112">(</text:span><text:span text:style-name="T114">NOME DA UNIVERSIDADE </text:span><text:span text:style-name="T115">ONDE ELE ESTUDOU EM OREGON</text:span><text:span text:style-name="T112">)</text:span><text:span text:style-name="T6"> at that time offered perhaps the best calligraphy instruction in the country. </text:span></text:p>
      <text:p text:style-name="P33" loext:marker-style-name="T24"><text:span text:style-name="T6">Throughout</text:span><text:span text:style-name="T116">(EM TODO)</text:span><text:span text:style-name="T6"> the campus </text:span><text:span text:style-name="T59">every poster</text:span><text:span text:style-name="T116">(</text:span><text:span text:style-name="T117">todos cartazes</text:span><text:span text:style-name="T116">)</text:span><text:span text:style-name="T6">, </text:span><text:span text:style-name="T59">every label</text:span><text:span text:style-name="T116">(</text:span><text:span text:style-name="T117">todas etiquetas</text:span><text:span text:style-name="T116">)</text:span><text:span text:style-name="T6"> on </text:span><text:span text:style-name="T59">every drawer</text:span><text:span text:style-name="T116">(</text:span><text:span text:style-name="T117">toda gaveta</text:span><text:span text:style-name="T116">)</text:span><text:span text:style-name="T6">, was beautifully</text:span><text:span text:style-name="T116">(LINDAMENTE)</text:span><text:span text:style-name="T6"> hand calligraphed. </text:span></text:p>
      <text:p text:style-name="P33" loext:marker-style-name="T24"><text:span text:style-name="T6">Because</text:span><text:span text:style-name="T116">(PORQUE)</text:span><text:span text:style-name="T6"> I had dropped out and didn’t have to take the normal classes</text:span><text:span text:style-name="T116">(AULAS)</text:span><text:span text:style-name="T6">, </text:span><text:span text:style-name="T59">I decided to take</text:span><text:span text:style-name="T118">(</text:span><text:span text:style-name="T119">eu decidi fazer</text:span><text:span text:style-name="T118">) </text:span><text:span text:style-name="T6">a calligraphy class to learn how to do this. </text:span></text:p>
      <text:p text:style-name="P33" loext:marker-style-name="T24"><text:span text:style-name="T59">I learned about</text:span><text:span text:style-name="T116">(</text:span><text:span text:style-name="T117">eu aprendi sobre</text:span><text:span text:style-name="T116">) </text:span><text:span text:style-name="T118">*</text:span><text:span text:style-name="T120">3</text:span><text:span text:style-name="T75">serif and sans serif typefaces</text:span><text:span text:style-name="T6">, about varying</text:span><text:span text:style-name="T121">(VARIAR)</text:span><text:span text:style-name="T6"> the amount</text:span><text:span text:style-name="T121">(QUANTIDADE)</text:span><text:span text:style-name="T6"> of space between different letter combinations, about what </text:span><text:span text:style-name="T75">makes great typography great</text:span><text:span text:style-name="T6">. </text:span></text:p>
      <text:p text:style-name="P34" loext:marker-style-name="T24"><text:span text:style-name="T118">*</text:span><text:span text:style-name="T120">3 </text:span><text:span text:style-name="T104">serif and sans serif typefaces São</text:span><text:span text:style-name="T120"> fontes com serifa ou sem serifa (</text:span><text:span text:style-name="T122">(</text:span><text:span text:style-name="T123">COM SERIFA </text:span><text:span text:style-name="T124">extremidades ornamentadas – mais usadas em livros, revistas</text:span><text:span text:style-name="T123">:</text:span><text:span text:style-name="T120"> </text:span><text:span text:style-name="T125">Times New Roman</text:span><text:span text:style-name="T120">, </text:span><text:span text:style-name="T126">Georgia</text:span><text:span text:style-name="T120">, </text:span><text:span text:style-name="T127">Bodoni</text:span><text:span text:style-name="T128">)</text:span><text:span text:style-name="T120"> </text:span><text:span text:style-name="T122">(</text:span><text:span text:style-name="T129">SEM SERIFA </text:span><text:span text:style-name="T130">aparência mais limpa mais usadas em telas digitais</text:span><text:span text:style-name="T129">:</text:span><text:span text:style-name="T120"> </text:span><text:span text:style-name="T131">Arial</text:span><text:span text:style-name="T120">, </text:span><text:span text:style-name="T132">Tahoma</text:span><text:span text:style-name="T120">, </text:span><text:span text:style-name="T133">Verdana</text:span><text:span text:style-name="T134">)</text:span><text:span text:style-name="T133">)</text:span></text:p>
      <text:p text:style-name="P34" loext:marker-style-name="T24"/>
      <text:p text:style-name="P32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243.24" text:style-name="Internet_20_link" text:visited-style-name="Visited_20_Internet_20_Link"><text:span text:style-name="T105">04:03</text:span></text:a><text:span text:style-name="T6">) </text:span></text:p>
      <text:p text:style-name="P32" loext:marker-style-name="T24"><text:span text:style-name="T6">It was beautiful, historical, artistically</text:span><text:span text:style-name="T135">(ARTISTICAMENTE)</text:span><text:span text:style-name="T6"> subtle</text:span><text:span text:style-name="T135">(SUTIL)</text:span><text:span text:style-name="T6"> in a way that science can't capture, and I found it fascinating. </text:span></text:p>
      <text:p text:style-name="P32" loext:marker-style-name="T24"><text:span text:style-name="T59">None of this</text:span><text:span text:style-name="T121">(</text:span><text:span text:style-name="T136">nada disso tinha</text:span><text:span text:style-name="T121">) </text:span><text:span text:style-name="T6">had even a hope of </text:span><text:span text:style-name="T75">any practical application in my life</text:span><text:span text:style-name="T6">. </text:span></text:p>
      <text:p text:style-name="P32" loext:marker-style-name="T24"><text:span text:style-name="T6">But ten years later, when we were designing the first Macintosh computer, it all </text:span><text:span text:style-name="T59">came back to me</text:span><text:span text:style-name="T6">. And we designed it all into the Mac. </text:span></text:p>
      <text:p text:style-name="P32" loext:marker-style-name="T24"><text:span text:style-name="T137">It was the first</text:span><text:span text:style-name="T6"> computer with beautiful typography.-</text:span></text:p>
      <text:p text:style-name="P27" loext:marker-style-name="T24"><text:span text:style-name="T24">If I had never </text:span><text:span text:style-name="T91">dropped in</text:span><text:span text:style-name="T138">(</text:span><text:a xlink:type="simple" xlink:href="#Marca-página 1" office:name="PASSAR RÁPIDO" text:style-name="Internet_20_link" text:visited-style-name="Visited_20_Internet_20_Link"><text:span text:style-name="T139">@</text:span></text:a><text:span text:style-name="T138">) </text:span><text:span text:style-name="T24">on that single</text:span><text:span text:style-name="T140">(ÚNICO , </text:span><text:span text:style-name="T141">SOLTEIRO</text:span><text:span text:style-name="T140">)</text:span><text:span text:style-name="T24"> course in college, the Mac </text:span><text:span text:style-name="T93">would have never had</text:span><text:span text:style-name="T140">(</text:span><text:span text:style-name="T142">jamais teria sido</text:span><text:span text:style-name="T140">)</text:span><text:span text:style-name="T24"> multiple typefaces or proportionally spaced fonts. </text:span></text:p>
      <text:p text:style-name="P27" loext:marker-style-name="T24"><text:span text:style-name="T24">And since Windows just copied the Mac, </text:span><text:span text:style-name="T90">it's likely that</text:span><text:span text:style-name="T140">(</text:span><text:span text:style-name="T142">é provável que</text:span><text:span text:style-name="T140">)</text:span><text:span text:style-name="T24"> no personal computer </text:span><text:span text:style-name="T90">would have them</text:span><text:span text:style-name="T140">(</text:span><text:span text:style-name="T142">teria</text:span><text:span text:style-name="T143">m</text:span><text:span text:style-name="T142"> elas</text:span><text:span text:style-name="T140">)</text:span><text:span text:style-name="T24">. </text:span></text:p>
      <text:p text:style-name="P27" loext:marker-style-name="T24"><text:span text:style-name="T24">If I had never </text:span><text:span text:style-name="T91">dropped out</text:span><text:span text:style-name="T144">(</text:span><text:a xlink:type="simple" xlink:href="#DESISTIU" office:name="DESISTIU" text:style-name="Internet_20_link" text:visited-style-name="Visited_20_Internet_20_Link"><text:span text:style-name="T145">@</text:span></text:a><text:span text:style-name="T144">),</text:span><text:span text:style-name="T24"> I would have never </text:span><text:span text:style-name="T91">dropped in</text:span><text:span text:style-name="T146">(</text:span><text:a xlink:type="simple" xlink:href="#Marca-página 1" office:name="PASSAR RÁPIDO" text:style-name="Internet_20_link" text:visited-style-name="Visited_20_Internet_20_Link"><text:span text:style-name="T146">@</text:span></text:a><text:span text:style-name="T146">)</text:span><text:span text:style-name="T24"> on that calligraphy class, and personal computers </text:span><text:span text:style-name="T90">migh</text:span><text:span text:style-name="T147">t</text:span><text:span text:style-name="T90"> not have</text:span><text:span text:style-name="T140">(</text:span><text:span text:style-name="T142">poderiam não ter</text:span><text:span text:style-name="T140">)</text:span><text:span text:style-name="T24"> the wonderful</text:span><text:span text:style-name="T148">(MARAVILHOSA)</text:span><text:span text:style-name="T24"> typography </text:span><text:span text:style-name="T90">that they do</text:span><text:span text:style-name="T148">(</text:span><text:span text:style-name="T149">que eles tem</text:span><text:span text:style-name="T148">)</text:span><text:span text:style-name="T24">. </text:span></text:p>
      <text:p text:style-name="P27" loext:marker-style-name="T24"><text:soft-page-break/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298.1" text:style-name="Internet_20_link" text:visited-style-name="Visited_20_Internet_20_Link"><text:span text:style-name="T24">04:58</text:span></text:a><text:span text:style-name="T24">) </text:span></text:p>
      <text:p text:style-name="P35" loext:marker-style-name="T24"><text:span text:style-name="T24">Of course</text:span><text:span text:style-name="T148">(CLARO)</text:span><text:span text:style-name="T24"> it was impossible to </text:span><text:span text:style-name="T90">connect the dots</text:span><text:span text:style-name="T148">(</text:span><text:span text:style-name="T149">conectar os pontos</text:span><text:span text:style-name="T148">)</text:span><text:span text:style-name="T24"> looking forward</text:span><text:span text:style-name="T148">(</text:span><text:span text:style-name="T149">olhando para a frente</text:span><text:span text:style-name="T148">)</text:span><text:span text:style-name="T24"> when I was in college. </text:span></text:p>
      <text:p text:style-name="P35" loext:marker-style-name="T24"><text:span text:style-name="T90">But it was very</text:span><text:span text:style-name="T148">(</text:span><text:span text:style-name="T149">mas isso foi muito</text:span><text:span text:style-name="T148">)</text:span><text:span text:style-name="T24">, </text:span><text:span text:style-name="T90">very clear</text:span><text:span text:style-name="T148">(</text:span><text:span text:style-name="T149">muito claro</text:span><text:span text:style-name="T148">)</text:span><text:span text:style-name="T24"> </text:span><text:span text:style-name="T90">looking backwards</text:span><text:span text:style-name="T148">(</text:span><text:span text:style-name="T149">olhando para trás</text:span><text:span text:style-name="T148">)</text:span><text:span text:style-name="T24"> ten years later. </text:span></text:p>
      <text:p text:style-name="P35" loext:marker-style-name="T24"><text:span text:style-name="T24">Again</text:span><text:span text:style-name="T148">(NOVAMENTE)</text:span><text:span text:style-name="T24">, you can’t connect the dots looking forward; you can only connect them looking backwards. </text:span></text:p>
      <text:p text:style-name="P35" loext:marker-style-name="T24"><text:span text:style-name="T24">So you have to trust</text:span><text:span text:style-name="T148">(CONFIAR)</text:span><text:span text:style-name="T24"> that the dots will </text:span><text:span text:style-name="T88">somehow</text:span><text:span text:style-name="T150">(DE ALGUMA FORMA</text:span><text:span text:style-name="T148">)</text:span><text:span text:style-name="T24"> connect in your future. </text:span></text:p>
      <text:p text:style-name="P36" loext:marker-style-name="T24"><text:span text:style-name="T24">You have to trust in something, </text:span><text:span text:style-name="T90">your gut</text:span><text:span text:style-name="T151">(</text:span><text:span text:style-name="T152">seu instinto</text:span><text:span text:style-name="T151">)</text:span><text:span text:style-name="T24">, destiny, life, karma, </text:span><text:span text:style-name="T88">whatever</text:span><text:span text:style-name="T153">(O QUE FOR)</text:span><text:span text:style-name="T24">. </text:span></text:p>
      <text:p text:style-name="P37" loext:marker-style-name="T24"><text:span text:style-name="T24">Because believing</text:span><text:span text:style-name="T151">(ACREDITAR)</text:span><text:span text:style-name="T24"> that the dots will connect </text:span><text:span text:style-name="T138">*</text:span><text:span text:style-name="T154">4</text:span><text:span text:style-name="T90">down the road</text:span><text:span text:style-name="T155">(NO FUTURO) </text:span><text:span text:style-name="T24">will give you the confidence</text:span><text:span text:style-name="T151">(CONFIANÇA)</text:span><text:span text:style-name="T24"> to follow your heart, even when it leads you off the </text:span><text:span text:style-name="T90">well-worn</text:span><text:span text:style-name="T156">(MUITO TRILHADO - </text:span><text:span text:style-name="T157">SURRADO</text:span><text:span text:style-name="T156">)</text:span><text:span text:style-name="T24"> path</text:span><text:span text:style-name="T156">(CAMINHO)</text:span><text:span text:style-name="T24">, and that will make all the difference.-</text:span></text:p>
      <text:p text:style-name="P38" loext:marker-style-name="T24"><text:span text:style-name="T158">*4</text:span><text:span text:style-name="T159">Th</text:span><text:span text:style-name="T160">ere’s a gas station just down the road. </text:span><text:span text:style-name="Emphasis"><text:span text:style-name="T161">Tem um posto de gasolina logo ali adiante.</text:span></text:span><text:span text:style-name="T104"> </text:span></text:p>
      <text:p text:style-name="P39" loext:marker-style-name="T24"><text:span text:style-name="T24"/></text:p>
      <text:p text:style-name="P39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338.31" text:style-name="Internet_20_link" text:visited-style-name="Visited_20_Internet_20_Link"><text:span text:style-name="T24">05:38</text:span></text:a><text:span text:style-name="T24">) </text:span></text:p>
      <text:p text:style-name="P39" loext:marker-style-name="T24"><text:span text:style-name="T24">My second story is about love and loss</text:span><text:span text:style-name="T162">(PERDA)</text:span><text:span text:style-name="T24">. </text:span></text:p>
      <text:p text:style-name="P39" loext:marker-style-name="T24"><text:span text:style-name="T24">I was lucky</text:span><text:span text:style-name="T162">(SORTUDO)</text:span><text:span text:style-name="T24">. I found what I loved to do early in life. </text:span></text:p>
      <text:p text:style-name="P39" loext:marker-style-name="T24"><text:span text:style-name="T24">Woz and I started Apple in my parents' garage when I was 20. </text:span></text:p>
      <text:p text:style-name="P39" loext:marker-style-name="T24"><text:span text:style-name="T24">We worked hard, and in 10 years Apple had grown</text:span><text:span text:style-name="T162">(CRESCIDO)</text:span><text:span text:style-name="T24"> from just the two of us in a garage into a $2 billion company with over 4000 employees</text:span><text:span text:style-name="T162">(COLABORADORES)</text:span><text:span text:style-name="T24">. </text:span></text:p>
      <text:p text:style-name="P40" loext:marker-style-name="T24"><text:span text:style-name="T24">We'd just</text:span><text:span text:style-name="T162">(ACABAMOS DE)</text:span><text:span text:style-name="T24"> released our finest</text:span><text:span text:style-name="T163">(</text:span><text:a xlink:type="simple" xlink:href="#MELHOR" office:name="melhor" text:style-name="Internet_20_link" text:visited-style-name="Visited_20_Internet_20_Link"><text:span text:style-name="T163">@</text:span></text:a><text:span text:style-name="T163">)</text:span><text:span text:style-name="T24"> creation, the Macintosh, </text:span><text:span text:style-name="T90">a year earlier</text:span><text:span text:style-name="T162">(</text:span><text:span text:style-name="T164">um ano antes</text:span><text:span text:style-name="T162">)</text:span><text:span text:style-name="T24">, and </text:span><text:span text:style-name="T90">I had just turned 30</text:span><text:span text:style-name="T165">(</text:span><text:span text:style-name="T166">eu tinha acabado de completar 30</text:span><text:span text:style-name="T165"> </text:span><text:span text:style-name="T167">(ANOS)</text:span><text:span text:style-name="T165">)</text:span><text:span text:style-name="T24">. </text:span></text:p>
      <text:p text:style-name="P27" loext:marker-style-name="T24"><text:span text:style-name="T24">And then I </text:span><text:span text:style-name="T90">got fired</text:span><text:span text:style-name="T165">(</text:span><text:span text:style-name="T168">FUI </text:span><text:span text:style-name="T165">DEMITIDO)</text:span><text:span text:style-name="T24">. How can you </text:span><text:span text:style-name="T90">get fired</text:span><text:span text:style-name="T169">(</text:span><text:span text:style-name="T168">SER DEMITIDO</text:span><text:span text:style-name="T169">)</text:span><text:span text:style-name="T24"> from a company you started? </text:span></text:p>
      <text:p text:style-name="P27" loext:marker-style-name="T24"><text:span text:style-name="T24">Well, as Apple grew</text:span><text:span text:style-name="T165">(CRESCEU)</text:span><text:span text:style-name="T24"> we hired</text:span><text:span text:style-name="T165">(CONTRATAMOS)</text:span><text:span text:style-name="T24"> someone who </text:span><text:span text:style-name="T90">I thought</text:span><text:span text:style-name="T165">(</text:span><text:span text:style-name="T166">eu pensei</text:span><text:span text:style-name="T165">)</text:span><text:span text:style-name="T24"> was very talented to run the company with me, and for the first years or so </text:span><text:span text:style-name="T90">things went well</text:span><text:span text:style-name="T165">(</text:span><text:span text:style-name="T166">as coisas deram certo</text:span><text:span text:style-name="T165">)</text:span><text:span text:style-name="T24">. </text:span></text:p>
      <text:p text:style-name="P27" loext:marker-style-name="T24"><text:span text:style-name="T24">But then our visions of the future began to diverge and eventually we had a </text:span><text:span text:style-name="T91">falling out</text:span><text:span text:style-name="T165">(DESENTEDIMENTO)</text:span><text:span text:style-name="T24">. </text:span></text:p>
      <text:p text:style-name="P41" loext:marker-style-name="T24"><text:span text:style-name="T24">When we did, our </text:span><text:span text:style-name="T90">Board of Directors</text:span><text:span text:style-name="T165">(</text:span><text:span text:style-name="T166">conselho de diretores</text:span><text:span text:style-name="T165">) </text:span><text:span text:style-name="T24">sided</text:span><text:span text:style-name="T170">(FICOU DO LADO </text:span><text:span text:style-name="T171">– SE ALINHOU</text:span><text:span text:style-name="T170">)</text:span><text:span text:style-name="T24"> with him.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388.76" text:style-name="Internet_20_link" text:visited-style-name="Visited_20_Internet_20_Link"><text:span text:style-name="T24">06:28</text:span></text:a><text:span text:style-name="T24">) <text:s/></text:span></text:p>
      <text:p text:style-name="P40" loext:marker-style-name="T24"><text:span text:style-name="T24">And so at 30 I was out. </text:span></text:p>
      <text:p text:style-name="P40" loext:marker-style-name="T24"><text:span text:style-name="T24">And very </text:span><text:span text:style-name="T90">publicly out</text:span><text:span text:style-name="T170">(</text:span><text:span text:style-name="T172">publicamente fora</text:span><text:span text:style-name="T170">)</text:span><text:span text:style-name="T24">. </text:span></text:p>
      <text:p text:style-name="P40" loext:marker-style-name="T24"><text:span text:style-name="T90">What had been</text:span><text:span text:style-name="T170">(</text:span><text:span text:style-name="T172">o que tinha sido</text:span><text:span text:style-name="T170">)</text:span><text:span text:style-name="T24"> the focus of my entire adult life was gone, and it was devastating </text:span><text:span text:style-name="T170">(DEVASTADOR)</text:span><text:span text:style-name="T24">.-</text:span></text:p>
      <text:p text:style-name="P27" loext:marker-style-name="T24"><text:span text:style-name="T24">I really didn't know what to do for a few months. </text:span></text:p>
      <text:p text:style-name="P27" loext:marker-style-name="T24"><text:span text:style-name="T24">I felt that I'd let</text:span><text:span text:style-name="T173">(DECEPCIONADO / DEIXADO)</text:span><text:span text:style-name="T24"> the previous generation of entrepreneurs</text:span><text:span text:style-name="T174">(EMPREENDEDORES)</text:span><text:span text:style-name="T24"> down, that I'd dropped the baton</text:span><text:span text:style-name="T168">(BASTÃO)</text:span><text:span text:style-name="T24"> as it was </text:span><text:span text:style-name="T90">being passed</text:span><text:span text:style-name="T175">(</text:span><text:span text:style-name="T176">sendo passado</text:span><text:span text:style-name="T175">)</text:span><text:span text:style-name="T24"> to me. </text:span></text:p>
      <text:p text:style-name="P27" loext:marker-style-name="T24"><text:span text:style-name="T90">I met with</text:span><text:span text:style-name="T175">(</text:span><text:span text:style-name="T176">eu me encontrei com</text:span><text:span text:style-name="T175">) </text:span><text:span text:style-name="T24">David Packard and Bob Noyce and tried to apologize</text:span><text:span text:style-name="T175">(DESCULPAR)</text:span><text:span text:style-name="T24"> for </text:span><text:span text:style-name="T90">screwing up so badly</text:span><text:span text:style-name="T175">(</text:span><text:span text:style-name="T176">por estragar tudo</text:span><text:span text:style-name="T175">).</text:span><text:span text:style-name="T24"> </text:span></text:p>
      <text:p text:style-name="P42" loext:marker-style-name="T24"><text:soft-page-break/><text:span text:style-name="T24">I was a very public failure, and </text:span><text:span text:style-name="T90">I even thought about</text:span><text:span text:style-name="T175">(</text:span><text:span text:style-name="T176">eu até mesmo pensei</text:span><text:span text:style-name="T175">)</text:span><text:span text:style-name="T24"> </text:span><text:span text:style-name="T90">running away from the</text:span><text:span text:style-name="T177">(FUGIR DO)</text:span><text:span text:style-name="T24"> Valley. </text:span></text:p>
      <text:p text:style-name="P41" loext:marker-style-name="T24"><text:span text:style-name="T90">But something slowly</text:span><text:span text:style-name="T178">(</text:span><text:span text:style-name="T179">mas algo lentamente</text:span><text:span text:style-name="T178">)</text:span><text:span text:style-name="T24"> began to dawn</text:span><text:span text:style-name="T178">(FICAR CLARO </text:span><text:span text:style-name="T180">-CLAREAR</text:span><text:span text:style-name="T178">)</text:span><text:span text:style-name="T24"> on me: </text:span><text:span text:style-name="T90">I still loved</text:span><text:span text:style-name="T181">(</text:span><text:span text:style-name="T182">eu ainda amava</text:span><text:span text:style-name="T181">) </text:span><text:span text:style-name="T24">what I did. 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424.69" text:style-name="Internet_20_link" text:visited-style-name="Visited_20_Internet_20_Link"><text:span text:style-name="T24">07:04</text:span></text:a><text:span text:style-name="T24">) </text:span></text:p>
      <text:p text:style-name="P41" loext:marker-style-name="T24"><text:span text:style-name="T24">The turn of events at Apple </text:span><text:span text:style-name="T90">had not changed</text:span><text:span text:style-name="T181">(</text:span><text:span text:style-name="T182">não tinha mudado</text:span><text:span text:style-name="T181">)</text:span><text:span text:style-name="T24"> that one bit. </text:span></text:p>
      <text:p text:style-name="P27" loext:marker-style-name="T24"><text:span text:style-name="T24">I'd been rejected, but I was </text:span><text:span text:style-name="T90">still in love</text:span><text:span text:style-name="T181">(</text:span><text:span text:style-name="T182">ainda estava apaixonado</text:span><text:span text:style-name="T181">)</text:span><text:span text:style-name="T24">. </text:span></text:p>
      <text:p text:style-name="P27" loext:marker-style-name="T24"><text:span text:style-name="T24">And so </text:span><text:span text:style-name="T90">I decided to start over</text:span><text:span text:style-name="T181">(</text:span><text:span text:style-name="T182">eu decidi começar de novo</text:span><text:span text:style-name="T181">)</text:span><text:span text:style-name="T24">. </text:span></text:p>
      <text:p text:style-name="P27" loext:marker-style-name="T24"><text:span text:style-name="T24">I didn't see it then, but </text:span><text:span text:style-name="T90">it turned out that</text:span><text:span text:style-name="T181">(ACABOU QUE)</text:span><text:span text:style-name="T24"> getting fired</text:span><text:span text:style-name="T183">(</text:span><text:a xlink:type="simple" xlink:href="#DEMITIDO" office:name="DEMITIDO" text:style-name="Internet_20_link" text:visited-style-name="Visited_20_Internet_20_Link"><text:span text:style-name="T183">@</text:span></text:a><text:span text:style-name="T183">)</text:span><text:span text:style-name="T24"> from Apple was the best thing that </text:span><text:span text:style-name="T90">could have ever</text:span><text:span text:style-name="T184">(</text:span><text:span text:style-name="T185">JAMAIS</text:span><text:span text:style-name="T184">)</text:span><text:span text:style-name="T90"> happened to me</text:span><text:span text:style-name="T181">(</text:span><text:span text:style-name="T182">poderia ter acontecido comigo</text:span><text:span text:style-name="T181">)</text:span><text:span text:style-name="T24">. </text:span></text:p>
      <text:p text:style-name="P27" loext:marker-style-name="T24"><text:span text:style-name="T24">The heaviness</text:span><text:span text:style-name="T186">(PESO)</text:span><text:span text:style-name="T24"> of being successful</text:span><text:span text:style-name="T186">(BEM SUCEDIDO)</text:span><text:span text:style-name="T24"> was replaced</text:span><text:span text:style-name="T186">(SUBSTITUIDO)</text:span><text:span text:style-name="T24"> by the lightness</text:span><text:span text:style-name="T186">(LEVEZA)</text:span><text:span text:style-name="T24"> of being a beginner</text:span><text:span text:style-name="T186">(INICIANTE)</text:span><text:span text:style-name="T24"> again, less sure about everything. </text:span></text:p>
      <text:p text:style-name="P27" loext:marker-style-name="T24"><text:span text:style-name="T90">It freed me to enter</text:span><text:span text:style-name="T186">(</text:span><text:span text:style-name="T187">isso me libertou para entrar</text:span><text:span text:style-name="T186">)</text:span><text:span text:style-name="T24"> one of the most creative periods of my life. </text:span></text:p>
      <text:p text:style-name="P27" loext:marker-style-name="T24"><text:span text:style-name="T24">During the next five years I started a company named NeXT, another</text:span><text:span text:style-name="T188">(OUTRA)</text:span><text:span text:style-name="T24"> company named Pixar, and </text:span><text:span text:style-name="T91">fell in love</text:span><text:span text:style-name="T188">(APAIXONEI)</text:span><text:span text:style-name="T24"> with an amazing</text:span><text:span text:style-name="T188">(INCRÍVEL)</text:span><text:span text:style-name="T24"> woman </text:span><text:span text:style-name="T90">who would become</text:span><text:span text:style-name="T188">(</text:span><text:span text:style-name="T189">que se tornaria</text:span><text:span text:style-name="T188">)</text:span><text:span text:style-name="T24"> my wife.-</text:span></text:p>
      <text:p text:style-name="P41" loext:marker-style-name="T24"><text:span text:style-name="T24">Pixar </text:span><text:span text:style-name="T91">went on</text:span><text:span text:style-name="T188">(SEGUIU EM FRENTE)</text:span><text:span text:style-name="T24"> to create the world's first computer animated </text:span><text:span text:style-name="T90">feature film</text:span><text:span text:style-name="T188">(LONGA-METRAGEM)</text:span><text:span text:style-name="T24">, Toy Story, and is now the most successful animation studio in the world.</text:span></text:p>
      <text:p text:style-name="P41" loext:marker-style-name="T24"><text:span text:style-name="T24"/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469.47" text:style-name="Internet_20_link" text:visited-style-name="Visited_20_Internet_20_Link"><text:span text:style-name="T24">07:49</text:span></text:a><text:span text:style-name="T24">) <text:s/></text:span></text:p>
      <text:p text:style-name="P27" loext:marker-style-name="T24"><text:span text:style-name="T24">In a remarkable</text:span><text:span text:style-name="T188">(MEMORÁVEL)</text:span><text:span text:style-name="T24"> </text:span><text:span text:style-name="T90">turn of events</text:span><text:span text:style-name="T188">(</text:span><text:span text:style-name="T189">série de eventos</text:span><text:span text:style-name="T188">),</text:span><text:span text:style-name="T24"> Apple bought</text:span><text:span text:style-name="T190">(COMPROU)</text:span><text:span text:style-name="T24"> NeXT, and I returned to Apple, and the technology we developed</text:span><text:span text:style-name="T190">(DESENVOLVEMOS)</text:span><text:span text:style-name="T24"> at NeXT is at the heart</text:span><text:span text:style-name="T191">(CERNE </text:span><text:span text:style-name="T192">-CORAÇÃO</text:span><text:span text:style-name="T191">)</text:span><text:span text:style-name="T24"> of Apple's current renaissance</text:span><text:span text:style-name="T190">(</text:span><text:span text:style-name="T191">RENASCIMENTO</text:span><text:span text:style-name="T190">)</text:span><text:span text:style-name="T24">. </text:span></text:p>
      <text:p text:style-name="P27" loext:marker-style-name="T24"><text:span text:style-name="T24">And Laurene and I have a </text:span><text:span text:style-name="T90">wonderful family</text:span><text:span text:style-name="T191">(</text:span><text:span text:style-name="T193">família maravilhosa</text:span><text:span text:style-name="T191">)</text:span><text:span text:style-name="T24"> together</text:span><text:span text:style-name="T191">(JUNTOS)</text:span><text:span text:style-name="T24">. </text:span></text:p>
      <text:p text:style-name="P27" loext:marker-style-name="T24"><text:span text:style-name="T90">I'm pretty sure</text:span><text:span text:style-name="T191">(</text:span><text:span text:style-name="T193">tenho certeza que</text:span><text:span text:style-name="T191">)</text:span><text:span text:style-name="T24"> none of this </text:span><text:span text:style-name="T90">would have happened</text:span><text:span text:style-name="T191">(</text:span><text:span text:style-name="T193">teria acontecido</text:span><text:span text:style-name="T191">)</text:span><text:span text:style-name="T24"> if I hadn't been fired</text:span><text:span text:style-name="T191">(</text:span><text:bookmark-start text:name="DEMITIDO"/><text:span text:style-name="T191">DEMITIDO</text:span><text:bookmark-end text:name="DEMITIDO"/><text:span text:style-name="T191">)</text:span><text:span text:style-name="T24"> from Apple. </text:span></text:p>
      <text:p text:style-name="P27" loext:marker-style-name="T24"><text:span text:style-name="T24">It was awful-tasting</text:span><text:span text:style-name="T191">(GOSTO RUIM)</text:span><text:span text:style-name="T24"> medicine</text:span><text:span text:style-name="T191">(REMÉDIO)</text:span><text:span text:style-name="T24">, but I guess the patient needed it. </text:span></text:p>
      <text:p text:style-name="P27" loext:marker-style-name="T24"><text:span text:style-name="T24">Sometimes</text:span><text:span text:style-name="T183">(AS VEZES)</text:span><text:span text:style-name="T24"> life is gonna hit</text:span><text:span text:style-name="T183">(VAI ACERTAR </text:span><text:span text:style-name="T194">-ATINGIRÁ</text:span><text:span text:style-name="T183">)</text:span><text:span text:style-name="T24"> you in the head with a brick. </text:span></text:p>
      <text:p text:style-name="P41" loext:marker-style-name="T24"><text:span text:style-name="T90">Don't lose faith</text:span><text:span text:style-name="T195">(</text:span><text:span text:style-name="T196">Não perca a fé</text:span><text:span text:style-name="T195">)</text:span><text:span text:style-name="T24">. I'm convinced that the only thing that </text:span><text:span text:style-name="T197">kept</text:span><text:span text:style-name="T90"> me going</text:span><text:span text:style-name="T183">(</text:span><text:span text:style-name="T198">me deu forças para continuar</text:span><text:span text:style-name="T183">)</text:span><text:span text:style-name="T24"> was that I loved what I did</text:span><text:span text:style-name="T183">(EU FIZ)</text:span><text:span text:style-name="T24">. 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501.85" text:style-name="Internet_20_link" text:visited-style-name="Visited_20_Internet_20_Link"><text:span text:style-name="T24">08:21</text:span></text:a><text:span text:style-name="T24">) </text:span></text:p>
      <text:p text:style-name="P41" loext:marker-style-name="T24"><text:span text:style-name="T90">You've got to find</text:span><text:span text:style-name="T199">(</text:span><text:span text:style-name="T200">você tem que encontrar</text:span><text:span text:style-name="T199">)</text:span><text:span text:style-name="T24"> what you love. </text:span></text:p>
      <text:p text:style-name="P27" loext:marker-style-name="T24"><text:span text:style-name="T24">And that is as true for your work as it is for your lovers. </text:span></text:p>
      <text:p text:style-name="P27" loext:marker-style-name="T24"><text:span text:style-name="T24">Your work is gonna fill</text:span><text:span text:style-name="T199">(PREENCHER)</text:span><text:span text:style-name="T24"> a large part of your life, and the </text:span><text:span text:style-name="T93">only way</text:span><text:span text:style-name="T199">(única maneira)</text:span><text:span text:style-name="T24"> to be truly</text:span><text:span text:style-name="T199">(VERDADEIRAMENTE)</text:span><text:span text:style-name="T24"> satisfied is to do what you believe</text:span><text:span text:style-name="T199">(ACREDITA)</text:span><text:span text:style-name="T24"> </text:span><text:span text:style-name="T90">is great work</text:span><text:span text:style-name="T199">(</text:span><text:span text:style-name="T200">ótimo trabalho</text:span><text:span text:style-name="T199">)</text:span><text:span text:style-name="T24">. </text:span></text:p>
      <text:p text:style-name="P27" loext:marker-style-name="T24"><text:span text:style-name="T24">And the only way to do </text:span><text:span text:style-name="T93">great work</text:span><text:span text:style-name="T24"> </text:span><text:span text:style-name="T90">is to love</text:span><text:span text:style-name="T201">(</text:span><text:span text:style-name="T202">é amar</text:span><text:span text:style-name="T201">)</text:span><text:span text:style-name="T24"> </text:span><text:span text:style-name="T90">what you do</text:span><text:span text:style-name="T199">(</text:span><text:span text:style-name="T200">que você faz</text:span><text:span text:style-name="T199">)</text:span><text:span text:style-name="T24">. </text:span></text:p>
      <text:p text:style-name="P27" loext:marker-style-name="T24"><text:span text:style-name="T24">If you haven't found it yet</text:span><text:span text:style-name="T201">(AINDA)</text:span><text:span text:style-name="T24">, </text:span><text:span text:style-name="T90">keep looking</text:span><text:span text:style-name="T201">(</text:span><text:span text:style-name="T202">continue procurando</text:span><text:span text:style-name="T201">)</text:span><text:span text:style-name="T24">, and don't settle</text:span><text:span text:style-name="T201">(</text:span><text:bookmark-start text:name="RELAXE"/><text:span text:style-name="T201">RELAXE</text:span><text:bookmark-end text:name="RELAXE"/><text:span text:style-name="T201"> </text:span><text:span text:style-name="T203">ACALMAR-SE</text:span><text:span text:style-name="T201">)</text:span><text:span text:style-name="T24">. </text:span></text:p>
      <text:p text:style-name="P27" loext:marker-style-name="T24"><text:span text:style-name="T90">As with</text:span><text:span text:style-name="T201">(</text:span><text:span text:style-name="T202">assim como</text:span><text:span text:style-name="T201">)</text:span><text:span text:style-name="T24"> all matters</text:span><text:span text:style-name="T201">(QUESTÕES)</text:span><text:span text:style-name="T24"> of the heart, you'll know when you find it. </text:span></text:p>
      <text:p text:style-name="P27" loext:marker-style-name="T24"><text:soft-page-break/><text:span text:style-name="T24">And like any great relationship, it just gets better and better as the years roll on. So keep looking. Don't settle</text:span><text:span text:style-name="T204">(</text:span><text:a xlink:type="simple" xlink:href="#RELAXE" office:name="Não Relaxe" text:style-name="Internet_20_link" text:visited-style-name="Visited_20_Internet_20_Link"><text:span text:style-name="T204">@</text:span></text:a><text:span text:style-name="T204">)</text:span><text:span text:style-name="T24">.-</text:span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544.8" text:style-name="Internet_20_link" text:visited-style-name="Visited_20_Internet_20_Link"><text:span text:style-name="T24">09:04</text:span></text:a><text:span text:style-name="T24">) </text:span></text:p>
      <text:p text:style-name="P43" loext:marker-style-name="T24"><text:span text:style-name="T24">My third story is about death</text:span><text:span text:style-name="T204">(MORTE)</text:span><text:span text:style-name="T24">. </text:span></text:p>
      <text:p text:style-name="P43" loext:marker-style-name="T24"><text:span text:style-name="T90">When I was 17</text:span><text:span text:style-name="T204">(</text:span><text:span text:style-name="T205">quando eu tinha 17 </text:span><text:span text:style-name="T206">(</text:span><text:span text:style-name="T205">anos</text:span><text:span text:style-name="T206">)</text:span><text:span text:style-name="T204">),</text:span><text:span text:style-name="T24"> </text:span><text:span text:style-name="T90">I read a quote</text:span><text:span text:style-name="T207">(</text:span><text:span text:style-name="T208">eu li uma citação(frase)</text:span><text:span text:style-name="T207">)</text:span><text:span text:style-name="T24"> that went </text:span><text:span text:style-name="T90">something like</text:span><text:span text:style-name="T207">(</text:span><text:span text:style-name="T208">algo como</text:span><text:span text:style-name="T207">)</text:span><text:span text:style-name="T24">: If you live each day as if it was your last, someday</text:span><text:span text:style-name="T207">(ALGUM DIA)</text:span><text:span text:style-name="T24"> you'll most certainly be right. </text:span></text:p>
      <text:p text:style-name="P44" loext:marker-style-name="T24"><text:span text:style-name="T24">It made</text:span><text:span text:style-name="T207">(CAUSOU)</text:span><text:span text:style-name="T24"> an impression on me, and </text:span><text:span text:style-name="T90">since then</text:span><text:span text:style-name="T207">(</text:span><text:span text:style-name="T208">desde então</text:span><text:span text:style-name="T207">)</text:span><text:span text:style-name="T24">, for the past 33 (thirty-three) years, I've looked</text:span><text:span text:style-name="T207">(OLHEI)</text:span><text:span text:style-name="T24"> into the mirror every morning and asked myself</text:span><text:span text:style-name="T207">(</text:span><text:span text:style-name="T208">perguntei (</text:span><text:span text:style-name="T209">a</text:span><text:span text:style-name="T208">) mim mesmo</text:span><text:span text:style-name="T207">)</text:span><text:span text:style-name="T24">: If today were the last day of my life would I wanna do what </text:span><text:span text:style-name="T90">I am about to do today</text:span><text:span text:style-name="T210">(</text:span><text:span text:style-name="T211">estou prestes a fazer hoje</text:span><text:span text:style-name="T210">)?</text:span><text:span text:style-name="T24"> </text:span></text:p>
      <text:p text:style-name="P44" loext:marker-style-name="T24"><text:span text:style-name="T24">And whenever</text:span><text:span text:style-name="T210">(SEMPRE QUE)</text:span><text:span text:style-name="T24"> the answer has been "No" for too many days in a row I know I need to change</text:span><text:span text:style-name="T210">(MUDAR)</text:span><text:span text:style-name="T24"> something</text:span><text:span text:style-name="T210">(ALGUMA COISA)</text:span><text:span text:style-name="T24">. </text:span></text:p>
      <text:p text:style-name="P44" loext:marker-style-name="T24"><text:span text:style-name="T24">Remembering</text:span><text:span text:style-name="T210">(LEMBRAR)</text:span><text:span text:style-name="T24"> that I'll be dead soon is the most important tool</text:span><text:span text:style-name="T210">(FERRAMENTA)</text:span><text:span text:style-name="T24"> I've ever encountered</text:span><text:span text:style-name="T210">(ENCONTREI)</text:span><text:span text:style-name="T24"> to help me make the </text:span><text:span text:style-name="T90">big choices in life</text:span><text:span text:style-name="T210">(</text:span><text:span text:style-name="T211">grandes escolhas na vida</text:span><text:span text:style-name="T210">)</text:span><text:span text:style-name="T24">.</text:span></text:p>
      <text:p text:style-name="P45" loext:marker-style-name="T24"><text:span text:style-name="T24">Because </text:span><text:span text:style-name="T90">almost everything</text:span><text:span text:style-name="T210">(</text:span><text:span text:style-name="T211">quase tudo</text:span><text:span text:style-name="T210">)</text:span><text:span text:style-name="T24">, all external expectations</text:span><text:span text:style-name="T210">(EXPECTATIVAS)</text:span><text:span text:style-name="T24">, </text:span><text:span text:style-name="T90">all pride</text:span><text:span text:style-name="T210">(</text:span><text:span text:style-name="T212">todo orgulho</text:span><text:span text:style-name="T210">)</text:span><text:span text:style-name="T24">, </text:span><text:span text:style-name="T90">all fear</text:span><text:span text:style-name="T210">(</text:span><text:span text:style-name="T212">todo medo</text:span><text:span text:style-name="T210">)</text:span><text:span text:style-name="T24"> of </text:span><text:span text:style-name="T90">embarrassment or failure</text:span><text:span text:style-name="T210">(</text:span><text:span text:style-name="T212">constrangimento ou falha</text:span><text:span text:style-name="T210">)</text:span><text:span text:style-name="T24">, </text:span><text:span text:style-name="T90">these things just fall away</text:span><text:span text:style-name="T213">(</text:span><text:span text:style-name="T212">essas coisas simplesmente desapareçam</text:span><text:span text:style-name="T213">)</text:span><text:span text:style-name="T24"> in the face of death, </text:span><text:span text:style-name="T90">leaving only</text:span><text:span text:style-name="T213">(</text:span><text:span text:style-name="T212">deixando apenas</text:span><text:span text:style-name="T213">)</text:span><text:span text:style-name="T24"> what is truly important. </text:span></text:p>
      <text:p text:style-name="P45" loext:marker-style-name="T24"><text:span text:style-name="T24">Remembering that you are </text:span><text:span text:style-name="T90">going to die</text:span><text:span text:style-name="T213">(</text:span><text:span text:style-name="T212">vai morrer</text:span><text:span text:style-name="T213">)</text:span><text:span text:style-name="T24"> is the best way I know to avoid the trap</text:span><text:span text:style-name="T213">(ARMADILHA)</text:span><text:span text:style-name="T24"> of thinking you have something to lose. </text:span></text:p>
      <text:p text:style-name="P45" loext:marker-style-name="T24"><text:span text:style-name="T24">You are already naked</text:span><text:span text:style-name="T213">(nú(pelado))</text:span><text:span text:style-name="T24">. </text:span></text:p>
      <text:p text:style-name="P45" loext:marker-style-name="T24"><text:span text:style-name="T24">There is no reason not to follow</text:span><text:span text:style-name="T213">(SEGUIR)</text:span><text:span text:style-name="T24"> your heart.-</text:span></text:p>
      <text:p text:style-name="P45" loext:marker-style-name="T24"><text:span text:style-name="T24"/></text:p>
      <text:p text:style-name="P45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611.95" text:style-name="Internet_20_link" text:visited-style-name="Visited_20_Internet_20_Link"><text:span text:style-name="T24">10:11</text:span></text:a><text:span text:style-name="T24">)</text:span></text:p>
      <text:p text:style-name="P45" loext:marker-style-name="T24"><text:span text:style-name="T90">About a year ago</text:span><text:span text:style-name="T214">(</text:span><text:span text:style-name="T215">cerca de um ano atrás</text:span><text:span text:style-name="T214">)</text:span><text:span text:style-name="T24"> I was diagnosed</text:span><text:span text:style-name="T214">(DIAGNOSTICADO)</text:span><text:span text:style-name="T24"> with cancer. </text:span></text:p>
      <text:p text:style-name="P45" loext:marker-style-name="T24"><text:span text:style-name="T90">I had a scan</text:span><text:span text:style-name="T214">(</text:span><text:span text:style-name="T215">fiz um </text:span><text:span text:style-name="T216">exame (</text:span><text:span text:style-name="T215">ultrasom)</text:span><text:span text:style-name="T217">)</text:span><text:span text:style-name="T24"> at 7:30 in the morning, and it </text:span><text:span text:style-name="T90">clearly showed</text:span><text:span text:style-name="T217">(</text:span><text:span text:style-name="T216">mostrou claramente</text:span><text:span text:style-name="T217">)</text:span><text:span text:style-name="T24"> a tumor on my pancreas. </text:span></text:p>
      <text:p text:style-name="P45" loext:marker-style-name="T24"><text:span text:style-name="T24">I didn't even know what a pancreas was. </text:span></text:p>
      <text:p text:style-name="P45" loext:marker-style-name="T24"><text:span text:style-name="T24">The doctors told me this was </text:span><text:span text:style-name="T90">almost certainly</text:span><text:span text:style-name="T217">(</text:span><text:span text:style-name="T216">quase certamente</text:span><text:span text:style-name="T217">)</text:span><text:span text:style-name="T24"> a type of cancer that is incurable, and that I should expect to live no longer than three to six months. </text:span></text:p>
      <text:p text:style-name="P45" loext:marker-style-name="T24"><text:span text:style-name="T24">My doctor advised</text:span><text:span text:style-name="T217">(ACONSELHOU)</text:span><text:span text:style-name="T24"> me to go home and get my </text:span><text:span text:style-name="T90">affairs in order</text:span><text:span text:style-name="T217">(</text:span><text:span text:style-name="T218">coisas em ordem</text:span><text:span text:style-name="T217">)</text:span><text:span text:style-name="T24">, which is doctor's code for prepare to die. </text:span></text:p>
      <text:p text:style-name="P45" loext:marker-style-name="T24"><text:span text:style-name="T90">It means</text:span><text:span text:style-name="T219">(</text:span><text:span text:style-name="T220">isso sgnifica</text:span><text:span text:style-name="T219">)</text:span><text:span text:style-name="T24"> to try to tell your kids everything</text:span><text:span text:style-name="T219">(TUDO)</text:span><text:span text:style-name="T24"> you thought</text:span><text:span text:style-name="T219">(PENSOU)</text:span><text:span text:style-name="T24"> you'd have the next 10 years to tell them in just a few months. </text:span></text:p>
      <text:p text:style-name="P45" loext:marker-style-name="T24"><text:span text:style-name="T24">It means to make sure everything is </text:span><text:span text:style-name="T91">buttoned up</text:span><text:span text:style-name="T219">(FINALIZADO / ARRUMADO / FECHADO)</text:span><text:span text:style-name="T24"> so that it will be as easy as possible for your family. It means to </text:span><text:span text:style-name="T90">say your goodbyes</text:span><text:span text:style-name="T219">(</text:span><text:span text:style-name="T221">dizer adeus/despedir-se</text:span><text:span text:style-name="T219">)</text:span><text:span text:style-name="T24">.-</text:span></text:p>
      <text:p text:style-name="P45" loext:marker-style-name="T24"><text:span text:style-name="T24"/></text:p>
      <text:p text:style-name="P45" loext:marker-style-name="T24"><text:span text:style-name="T24"/></text:p>
      <text:p text:style-name="P45" loext:marker-style-name="T24"><text:span text:style-name="T24"/></text:p>
      <text:p text:style-name="P45" loext:marker-style-name="T24"><text:soft-page-break/><text:span text:style-name="T24"/></text:p>
      <text:p text:style-name="P45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660.88" text:style-name="Internet_20_link" text:visited-style-name="Visited_20_Internet_20_Link"><text:span text:style-name="T24">11:00</text:span></text:a><text:span text:style-name="T24">) </text:span></text:p>
      <text:p text:style-name="P45" loext:marker-style-name="T24"><text:span text:style-name="T24">I lived with that diagnosis all day. </text:span></text:p>
      <text:p text:style-name="P45" loext:marker-style-name="T24"><text:span text:style-name="T90">Later that evening</text:span><text:span text:style-name="T222">(</text:span><text:span text:style-name="T223">mais tarde naquela noite</text:span><text:span text:style-name="T222">)</text:span><text:span text:style-name="T24"> I had a biopsy</text:span><text:span text:style-name="T222">(BIOPSIA)</text:span><text:span text:style-name="T24">, where they stuck</text:span><text:span text:style-name="T222">(ENFIARAM)</text:span><text:span text:style-name="T24"> an endoscope down</text:span><text:span text:style-name="T222">(DESCENDO)</text:span><text:span text:style-name="T24"> to my throat</text:span><text:span text:style-name="T222">(GARGANTA)</text:span><text:span text:style-name="T24">, through</text:span><text:span text:style-name="T222">(ATRAVÉS)</text:span><text:span text:style-name="T24"> my stomach and into my intestines, </text:span><text:span text:style-name="T90">put a needle</text:span><text:span text:style-name="T222">(</text:span><text:span text:style-name="T223">colocaram uma agulha</text:span><text:span text:style-name="T222">)</text:span><text:span text:style-name="T24"> into my pancreas and </text:span><text:span text:style-name="T90">got a few cells</text:span><text:span text:style-name="T222">(</text:span><text:span text:style-name="T223">tiraram/coletaram algumas células</text:span><text:span text:style-name="T222">)</text:span><text:span text:style-name="T24"> from the tumor. </text:span></text:p>
      <text:p text:style-name="P45" loext:marker-style-name="T24"><text:span text:style-name="T24">I was sedated</text:span><text:span text:style-name="T222">(SEDADO)</text:span><text:span text:style-name="T24">, but my wife, who was there, told me that when they viewed</text:span><text:span text:style-name="T222">(VISUALIZARAM)</text:span><text:span text:style-name="T24"> the cells under a microscope the doctors </text:span><text:span text:style-name="T90">started crying</text:span><text:span text:style-name="T224">(</text:span><text:span text:style-name="T225">começaram </text:span><text:span text:style-name="T226">(a)</text:span><text:span text:style-name="T225"> chorar</text:span><text:span text:style-name="T224">)</text:span><text:span text:style-name="T24"> because </text:span><text:span text:style-name="T90">it turned out to be</text:span><text:span text:style-name="T227">(</text:span><text:span text:style-name="T228">por ser/acabou sendo</text:span><text:span text:style-name="T227">)</text:span><text:span text:style-name="T24"> a very rare form of pancreatic cancer that is curable</text:span><text:span text:style-name="T227">(CURÁVEL)</text:span><text:span text:style-name="T24"> with surgery</text:span><text:span text:style-name="T227">(CIRURGIA)</text:span><text:span text:style-name="T24">. </text:span></text:p>
      <text:p text:style-name="P46" loext:marker-style-name="T24"><text:span text:style-name="T24">I had the surgery and thankfully</text:span><text:span text:style-name="T227">(GRAÇAS A DEUS / FELIZMENTE)</text:span><text:span text:style-name="T24"> </text:span><text:span text:style-name="T93">I'm fine now</text:span><text:span text:style-name="T24">. </text:span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00.2" text:style-name="Internet_20_link" text:visited-style-name="Visited_20_Internet_20_Link"><text:span text:style-name="T24">11:40</text:span></text:a><text:span text:style-name="T24">) </text:span></text:p>
      <text:p text:style-name="P47" loext:marker-style-name="T24"><text:span text:style-name="T24">This was the closest</text:span><text:span text:style-name="T229">(PERTO)</text:span><text:span text:style-name="T24"> I've been to facing</text:span><text:span text:style-name="T229">(ENCARAR)</text:span><text:span text:style-name="T24"> death, and I hope it's the closest I get for a few more decades. Having</text:span><text:span text:style-name="T230">(TENDO)</text:span><text:span text:style-name="T24"> lived through it, I can now say this to you with a bit more certainty than when death was a useful but purely</text:span><text:span text:style-name="T231">(PURAMENTE)</text:span><text:span text:style-name="T24"> intellectual concept. </text:span></text:p>
      <text:p text:style-name="P47" loext:marker-style-name="T24"><text:span text:style-name="T90">No one wants to die</text:span><text:span text:style-name="T231">(</text:span><text:span text:style-name="T232">Ninguém quer morrer</text:span><text:span text:style-name="T231">)</text:span><text:span text:style-name="T24">.-</text:span></text:p>
      <text:p text:style-name="P44" loext:marker-style-name="T24"><text:span text:style-name="T90">Even people who wanna go to heaven</text:span><text:span text:style-name="T231">(</text:span><text:span text:style-name="T232">Mesmo as pessoas que querem ir para o céu</text:span><text:span text:style-name="T231">)</text:span><text:span text:style-name="T24"> don't wanna die to </text:span><text:span text:style-name="T90">get there</text:span><text:span text:style-name="T231">(</text:span><text:span text:style-name="T232">chegar lá</text:span><text:span text:style-name="T231">)</text:span><text:span text:style-name="T24">. </text:span></text:p>
      <text:p text:style-name="P44" loext:marker-style-name="T24"><text:span text:style-name="T24">And yet death is the destination we all share. </text:span></text:p>
      <text:p text:style-name="P44" loext:marker-style-name="T24"><text:span text:style-name="T90">No one has ever escaped it</text:span><text:span text:style-name="T24">. </text:span></text:p>
      <text:p text:style-name="P48" loext:marker-style-name="T24"><text:span text:style-name="T24">And that is as it should be, because death is very likely the single best invention of life.</text:span></text:p>
      <text:p text:style-name="P48" loext:marker-style-name="T24"><text:span text:style-name="T24"/></text:p>
      <text:p text:style-name="P48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34.4" text:style-name="Internet_20_link" text:visited-style-name="Visited_20_Internet_20_Link"><text:span text:style-name="T24">12:14</text:span></text:a><text:span text:style-name="T24">) <text:s/></text:span></text:p>
      <text:p text:style-name="P44" loext:marker-style-name="T24"><text:span text:style-name="T24">It is life change agent, it </text:span><text:span text:style-name="T91">clears out</text:span><text:span text:style-name="T233">(LIMPA)</text:span><text:span text:style-name="T24"> the old to </text:span><text:span text:style-name="T90">make way</text:span><text:span text:style-name="T233">(</text:span><text:span text:style-name="T234">dar espaço / abrir caminho</text:span><text:span text:style-name="T233">)</text:span><text:span text:style-name="T24"> for the new. </text:span></text:p>
      <text:p text:style-name="P44" loext:marker-style-name="T24"><text:span text:style-name="T90">Right now</text:span><text:span text:style-name="T233">(</text:span><text:span text:style-name="T234">exatamente agora</text:span><text:span text:style-name="T233">)</text:span><text:span text:style-name="T24"> the new is you, but someday</text:span><text:span text:style-name="T233">(ALGUM DIA)</text:span><text:span text:style-name="T24"> not too long from now, you will gradually</text:span><text:span text:style-name="T233">(GRADUALMENTE)</text:span><text:span text:style-name="T24"> become the old and be </text:span><text:span text:style-name="T91">cleared away</text:span><text:span text:style-name="T233">(REMOVIDO)</text:span><text:span text:style-name="T24">. </text:span></text:p>
      <text:p text:style-name="P44" loext:marker-style-name="T24"><text:span text:style-name="T24">Sorry to be so dramatic</text:span><text:span text:style-name="T235">(DRAMÁTICO)</text:span><text:span text:style-name="T24">, but it is </text:span><text:span text:style-name="T90">quite true</text:span><text:span text:style-name="T235">(TOTALMENTE VERDADE)</text:span><text:span text:style-name="T24">. </text:span></text:p>
      <text:p text:style-name="P44" loext:marker-style-name="T24"><text:span text:style-name="T24">Your time is limited, so don't waste</text:span><text:span text:style-name="T235">(DESPERDICE)</text:span><text:span text:style-name="T24"> it </text:span><text:span text:style-name="T90">living someone else's life</text:span><text:span text:style-name="T235">(</text:span><text:span text:style-name="T236">vivendo </text:span><text:span text:style-name="T237">(a)</text:span><text:span text:style-name="T236"> vida </text:span><text:span text:style-name="T237">(de)</text:span><text:span text:style-name="T236"> outra pessoa</text:span><text:span text:style-name="T235">)</text:span><text:span text:style-name="T24">. </text:span></text:p>
      <text:p text:style-name="P44" loext:marker-style-name="T24"><text:span text:style-name="T24">Don't be trapped</text:span><text:span text:style-name="T235">(PRESO / APRISIONADO)</text:span><text:span text:style-name="T24"> by dogma, which is living with the results of other people's thinking</text:span><text:span text:style-name="T235">(PENSAMENTO)</text:span><text:span text:style-name="T24">. </text:span></text:p>
      <text:p text:style-name="P44" loext:marker-style-name="T24"><text:span text:style-name="T24">Don't let the noise</text:span><text:span text:style-name="T235">(RUIDO)</text:span><text:span text:style-name="T24"> of other's opinions </text:span><text:span text:style-name="T238">*</text:span><text:span text:style-name="T239">5</text:span><text:span text:style-name="T91">drown out</text:span><text:span text:style-name="T238">(ABAFAR)</text:span><text:span text:style-name="T24"> your own inner</text:span><text:span text:style-name="T238">(INTERNA)</text:span><text:span text:style-name="T24"> voice. </text:span></text:p>
      <text:p text:style-name="P49" loext:marker-style-name="T24"><text:span text:style-name="T240">*</text:span><text:span text:style-name="T241">5 </text:span><text:span text:style-name="Emphasis"><text:span text:style-name="T242">drown /draʊn/ <text:s/>out</text:span></text:span><text:span text:style-name="T242"> → soa como "draun aut" </text:span></text:p>
      <text:p text:style-name="P44" loext:marker-style-name="T24"><text:span text:style-name="T24">And most important, have the courage</text:span><text:span text:style-name="T238">(CORAGEM)</text:span><text:span text:style-name="T24"> to follow</text:span><text:span text:style-name="T238">(SEGUIR)</text:span><text:span text:style-name="T24"> your heart and intuition. </text:span></text:p>
      <text:p text:style-name="P44" loext:marker-style-name="T24"><text:span text:style-name="T24">They somehow</text:span><text:span text:style-name="T238">(DE ALGUMA MANEIRA)</text:span><text:span text:style-name="T24"> already</text:span><text:span text:style-name="T238">(JÁ SABEM)</text:span><text:span text:style-name="T24"> know what you truly</text:span><text:span text:style-name="T238">(VERDADEIRAMENTE)</text:span><text:span text:style-name="T24"> want to become</text:span><text:span text:style-name="T243">(TORNAR-SE)</text:span><text:span text:style-name="T24">.</text:span></text:p>
      <text:p text:style-name="P50" loext:marker-style-name="T24"><text:span text:style-name="T24">Everything else is secondary.-</text:span></text:p>
      <text:p text:style-name="P50" loext:marker-style-name="T24"><text:span text:style-name="T24"/></text:p>
      <text:p text:style-name="P50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88.93" text:style-name="Internet_20_link" text:visited-style-name="Visited_20_Internet_20_Link"><text:span text:style-name="T24">13:08</text:span></text:a><text:span text:style-name="T24">) </text:span></text:p>
      <text:p text:style-name="P44" loext:marker-style-name="T24"><text:soft-page-break/><text:span text:style-name="T24">When I was young, there was an amazing publication called </text:span><text:span text:style-name="T243">*</text:span><text:span text:style-name="T244">6</text:span><text:span text:style-name="T245">The Whole Earth Catalog</text:span><text:span text:style-name="T24">, which is one of the bibles of my generation. <text:line-break/></text:span><text:span text:style-name="T243">*</text:span><text:span text:style-name="T244">6 Por ser o nome de uma publicação que não existiu no Brasil não deveria ser traduzido, MAS(O Catálogo de Toda a Terra) <text:line-break/>“</text:span><text:span text:style-name="T246">When I was young, there was an amazing publication called The Whole Earth Catalog, which was one of the bibles of my generation.”</text:span></text:p>
      <text:p text:style-name="P51" loext:marker-style-name="T24"><text:span text:style-name="T243">Quando eu era jovem havia uma fantástica publicação chamada The Whole Earth Catalog que era como a bíblia de minha geração.</text:span></text:p>
      <text:p text:style-name="P44" loext:marker-style-name="T24"><text:span text:style-name="T24">It was created by a fellow</text:span><text:span text:style-name="T247">(SUJEITO)</text:span><text:span text:style-name="T24"> named Stewart Brand </text:span><text:span text:style-name="T90">not far from here</text:span><text:span text:style-name="T248">(</text:span><text:span text:style-name="T249">não longe daqui</text:span><text:span text:style-name="T248">)</text:span><text:span text:style-name="T24"> in Menlo Park, and he brought it to life with his poetic touch</text:span><text:span text:style-name="T247">(TOQUE)</text:span><text:span text:style-name="T24">. </text:span></text:p>
      <text:p text:style-name="P44" loext:marker-style-name="T24"><text:span text:style-name="T24">This was in the </text:span><text:span text:style-name="T90">late 60s</text:span><text:span text:style-name="T247">(</text:span><text:span text:style-name="T250">final dos anos 60</text:span><text:span text:style-name="T247">)</text:span><text:span text:style-name="T24">, before personal computers and </text:span><text:span text:style-name="T90">desktop publishing</text:span><text:span text:style-name="T247">(</text:span><text:span text:style-name="T250">editoração eletrônica</text:span><text:span text:style-name="T247">)</text:span><text:span text:style-name="T24">, and it was all made with typewriters</text:span><text:span text:style-name="T247">(MÁQUINAS DE ESCREVER)</text:span><text:span text:style-name="T24">, scissors</text:span><text:span text:style-name="T247">(TESOURAS)</text:span><text:span text:style-name="T24">, and Polaroid cameras. </text:span></text:p>
      <text:p text:style-name="P52" loext:marker-style-name="T24"><text:span text:style-name="T6">It was </text:span><text:span text:style-name="T59">sort of like Google</text:span><text:span text:style-name="T251">(</text:span><text:span text:style-name="T252">mais ou menos como o Google</text:span><text:span text:style-name="T251">) </text:span><text:span text:style-name="T6">in paperback</text:span><text:span text:style-name="T253">(brochura / </text:span><text:span text:style-name="T254">CAPA MOLE</text:span><text:span text:style-name="T253">)</text:span><text:span text:style-name="T6"> form, 35 years before Google </text:span><text:span text:style-name="T69">came along</text:span><text:span text:style-name="T24">(</text:span><text:span text:style-name="T255">CHEGAR</text:span><text:span text:style-name="T24">)</text:span><text:span text:style-name="T6">: it was idealistic, overflowing</text:span><text:span text:style-name="T254">(TRANSBORDANDO)</text:span><text:span text:style-name="T6"> with neat</text:span><text:span text:style-name="T254">(</text:span><text:span text:style-name="T256">EFICIENTES</text:span><text:span text:style-name="T254">)</text:span><text:span text:style-name="T6"> tools, and great notions. </text:span></text:p>
      <text:p text:style-name="P48" loext:marker-style-name="T24"><text:span text:style-name="T24">Stewart and his team </text:span><text:span text:style-name="T91">put out</text:span><text:span text:style-name="T257">(LANÇAR / PUBLICAR)</text:span><text:span text:style-name="T24"> </text:span><text:span text:style-name="T90">several issues</text:span><text:span text:style-name="T257">(</text:span><text:span text:style-name="T258">diversas edições</text:span><text:span text:style-name="T257">)</text:span><text:span text:style-name="T24"> of </text:span><text:span text:style-name="T245">The Whole Earth Catalog</text:span><text:span text:style-name="T24">, and then </text:span><text:span text:style-name="T90">when it had </text:span><text:span text:style-name="T197">run its course</text:span><text:span text:style-name="T259">(</text:span><text:span text:style-name="T258">quando tinha </text:span><text:span text:style-name="T260">chegado ao final</text:span><text:span text:style-name="T259">)</text:span><text:span text:style-name="T24">, </text:span><text:span text:style-name="T90">they put out a final issue</text:span><text:span text:style-name="T259">(</text:span><text:span text:style-name="T258">eles publicaram a edição final</text:span><text:span text:style-name="T259">)</text:span><text:span text:style-name="T24">.</text:span></text:p>
      <text:p text:style-name="P48" loext:marker-style-name="T24"><text:span text:style-name="T24"/></text:p>
      <text:p text:style-name="P48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832.62" text:style-name="Internet_20_link" text:visited-style-name="Visited_20_Internet_20_Link"><text:span text:style-name="T24">13:52</text:span></text:a><text:span text:style-name="T24">) <text:s/></text:span></text:p>
      <text:p text:style-name="P44" loext:marker-style-name="T24"><text:span text:style-name="T24">It was </text:span><text:span text:style-name="T90">the mid-1970s</text:span><text:span text:style-name="T261">(</text:span><text:span text:style-name="T262">meados da década de 1970 </text:span><text:span text:style-name="T263">(ou)</text:span><text:span text:style-name="T262"> dos anos 70</text:span><text:span text:style-name="T261">)</text:span><text:span text:style-name="T24">, and I was your age</text:span><text:span text:style-name="T261">(idade)</text:span><text:span text:style-name="T24">. </text:span></text:p>
      <text:p text:style-name="P44" loext:marker-style-name="T24"><text:span text:style-name="T24">On the </text:span><text:span text:style-name="T90">back cover</text:span><text:span text:style-name="T261">(</text:span><text:span text:style-name="T262">contracapa</text:span><text:span text:style-name="T261">)</text:span><text:span text:style-name="T24"> of their final issue, was </text:span><text:span text:style-name="T90">a photograph</text:span><text:span text:style-name="T264">(</text:span><text:span text:style-name="T265">uma foto</text:span><text:span text:style-name="T264">) </text:span><text:span text:style-name="T24">of an early morning </text:span><text:span text:style-name="T90">country road</text:span><text:span text:style-name="T264">(</text:span><text:span text:style-name="T265">estrada rural</text:span><text:span text:style-name="T264">)</text:span><text:span text:style-name="T24">, the kind you might find yourself hitchhiking</text:span><text:span text:style-name="T264">(PEDINDO CARONA)</text:span><text:span text:style-name="T24"> on if you were so adventurous</text:span><text:span text:style-name="T264">(AVENTUREIRO)</text:span><text:span text:style-name="T24">. </text:span></text:p>
      <text:p text:style-name="P53" loext:marker-style-name="T24"><text:span text:style-name="T24">Beneath it</text:span><text:span text:style-name="T264">(EMBAIXO DELA)</text:span><text:span text:style-name="T24"> were the words: </text:span></text:p>
      <text:p text:style-name="P53" loext:marker-style-name="T24"><text:span text:style-name="T24">"</text:span><text:span text:style-name="T90">Stay Hungry. Stay Foolish.”</text:span><text:span text:style-name="T266">(“Continue com fome. Continue tolo.”)</text:span><text:span text:style-name="T24"> </text:span></text:p>
      <text:p text:style-name="P44" loext:marker-style-name="T24"><text:span text:style-name="T24">It was their farewell</text:span><text:span text:style-name="T264">(DESPEDIDA)</text:span><text:span text:style-name="T24"> message as they </text:span><text:span text:style-name="T91">signed off</text:span><text:span text:style-name="T267">(ENCERRAVAM)</text:span><text:span text:style-name="T24">. </text:span></text:p>
      <text:p text:style-name="P53" loext:marker-style-name="T24"><text:span text:style-name="T24">Stay Hungry. Stay Foolish. </text:span><text:span text:style-name="T266">(“Continue com fome. Continue tolo.”)</text:span><text:span text:style-name="T24"> </text:span></text:p>
      <text:p text:style-name="P44" loext:marker-style-name="T24"><text:span text:style-name="T24">And I have always wished that for myself. </text:span></text:p>
      <text:p text:style-name="P44" loext:marker-style-name="T24"><text:span text:style-name="T24">And now, as you graduate to </text:span><text:span text:style-name="T90">begin anew</text:span><text:span text:style-name="T267">(</text:span><text:span text:style-name="T268">recomeçar</text:span><text:span text:style-name="T267">)</text:span><text:span text:style-name="T24">, I wish that for you. </text:span></text:p>
      <text:p text:style-name="P53" loext:marker-style-name="T24"><text:span text:style-name="T24">Stay Hungry. Stay Foolish. </text:span></text:p>
      <text:p text:style-name="P53" loext:marker-style-name="T24"><text:span text:style-name="T269">(“Continue</text:span><text:span text:style-name="T270">m</text:span><text:span text:style-name="T269"> </text:span><text:span text:style-name="T270">aprendendo</text:span><text:span text:style-name="T269">. Continu</text:span><text:span text:style-name="T270">em</text:span><text:span text:style-name="T269"> </text:span><text:span text:style-name="T270">humildes</text:span><text:span text:style-name="T269">.” - </text:span><text:span text:style-name="T271">Minha interpretação</text:span><text:span text:style-name="T269">)</text:span><text:span text:style-name="T272"> </text:span></text:p>
      <text:p text:style-name="P44" loext:marker-style-name="T24"><text:span text:style-name="T24">Thank you all very much.-</text:span></text:p>
      <text:p text:style-name="P44" loext:marker-style-name="T24"><text:span text:style-name="T24"/></text:p>
      <text:p text:style-name="P54" loext:marker-style-name="T24"><text:span text:style-name="T24"/></text:p>
      <text:p text:style-name="P54" loext:marker-style-name="T24"/>
      <text:p text:style-name="P55" loext:marker-style-name="T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doni Bd BT" svg:font-family="'Bodoni Bd BT'" style:font-family-generic="roman" style:font-pitch="variable"/>
    <style:font-face style:name="Comic Sans MS" svg:font-family="'Comic Sans MS'" style:font-family-generic="script" style:font-pitch="variable"/>
    <style:font-face style:name="Embassy BT" svg:font-family="'Embassy BT'" style:font-family-generic="script" style:font-pitch="variable"/>
    <style:font-face style:name="Freehand521 BT" svg:font-family="'Freehand521 BT'" style:font-family-generic="script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1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5:59:00.799000000</meta:creation-date>
    <dc:date>2025-04-16T10:02:38.350000000</dc:date>
    <meta:editing-duration>P1DT3H41M3S</meta:editing-duration>
    <meta:editing-cycles>47</meta:editing-cycles>
    <meta:generator>LibreOffice/24.8.5.2$Windows_X86_64 LibreOffice_project/fddf2685c70b461e7832239a0162a77216259f22</meta:generator>
    <meta:print-date>2025-04-16T08:31:14.819000000</meta:print-date>
    <meta:printed-by>Arquivos PDF</meta:printed-by>
    <meta:document-statistic meta:table-count="1" meta:image-count="0" meta:object-count="0" meta:page-count="8" meta:paragraph-count="190" meta:word-count="3327" meta:character-count="20768" meta:non-whitespace-character-count="17485"/>
  </office:meta>
</office:document-meta>
</file>